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dc322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ce18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83949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859900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ffd320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268bd2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5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4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62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02cm" fo:min-width="0cm"/>
    </style:style>
    <style:style style:name="gr11" style:family="graphic" style:parent-style-name="standard">
      <style:graphic-properties draw:stroke="none" draw:fill-color="#839496" draw:textarea-horizontal-align="justify" draw:textarea-vertical-align="middle" draw:auto-grow-height="false" fo:min-height="0.034cm" fo:min-width="0cm"/>
    </style:style>
    <style:style style:name="gr12" style:family="graphic" style:parent-style-name="objectwithoutfill">
      <style:graphic-properties svg:stroke-width="0.106cm" svg:stroke-color="#dc32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dc322f" draw:textarea-horizontal-align="justify" draw:textarea-vertical-align="middle" draw:auto-grow-height="false" fo:min-height="0.034cm" fo:min-width="0cm"/>
    </style:style>
    <style:style style:name="gr14" style:family="graphic" style:parent-style-name="objectwithoutfill">
      <style:graphic-properties svg:stroke-width="0.106cm" svg:stroke-color="#83949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dash" draw:stroke-dash="Fine_20_Dashed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1.516cm" fo:min-width="1.266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159cm" svg:stroke-color="#33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svg:stroke-width="0.035cm" svg:stroke-color="#cccccc" draw:marker-start-width="0.252cm" draw:marker-end-width="0.252cm" draw:fill="none" draw:fill-color="#ffffff" draw:opacity="100%" draw:textarea-horizontal-align="justify" draw:textarea-vertical-align="middle" draw:auto-grow-height="false" fo:min-height="1.516cm" fo:min-width="1.266cm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159cm" svg:stroke-color="#cccccc" draw:marker-start-width="0.438cm" draw:marker-end-width="0.438cm" draw:fill="none" draw:opacity="100%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svg:stroke-width="0.053cm" svg:stroke-color="#cccccc" draw:marker-start-width="0.279cm" draw:marker-end-width="0.279cm" draw:fill-color="#ffffff" draw:opacity="10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Fine_20_Dashed" svg:stroke-width="0.035cm" svg:stroke-color="#cccccc" draw:marker-start-width="0.252cm" draw:marker-end-width="0.252cm" draw:fill="none" draw:fill-color="#ffffff" draw:textarea-horizontal-align="justify" draw:textarea-vertical-align="middle" draw:auto-grow-height="false" fo:min-height="1.516cm" fo:min-width="1.266cm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159cm" svg:stroke-color="#cccc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svg:stroke-width="0.053cm" svg:stroke-color="#cccccc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4" style:family="graphic" style:parent-style-name="objectwithoutfill">
      <style:graphic-properties draw:stroke="dash" draw:stroke-dash="Ultrafine_20_Dotted_20__28_var_29_"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97cm" fo:min-width="0cm"/>
    </style:style>
    <style:style style:name="gr26" style:family="graphic" style:parent-style-name="objectwithoutfill">
      <style:graphic-properties svg:stroke-width="0.106cm" svg:stroke-color="#ffd32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268bd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ffd3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85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76cm"/>
    </style:style>
    <style:style style:name="gr31" style:family="graphic" style:parent-style-name="objectwithoutfill">
      <style:graphic-properties svg:stroke-width="0.106cm" svg:stroke-color="#268bd2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d320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33" style:family="graphic" style:parent-style-name="standard">
      <style:graphic-properties draw:stroke="none" draw:fill-color="#859900" draw:textarea-horizontal-align="justify" draw:textarea-vertical-align="middle" draw:auto-grow-height="false" fo:min-height="0.034cm" fo:min-width="0cm"/>
    </style:style>
    <style:style style:name="gr34" style:family="graphic" style:parent-style-name="standard">
      <style:graphic-properties draw:stroke="none" draw:fill-color="#ffd320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draw:stroke="none" draw:fill-color="#268bd2" draw:textarea-horizontal-align="justify" draw:textarea-vertical-align="middle" draw:auto-grow-height="false" fo:min-height="0.03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77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9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57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89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8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7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77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5cm"/>
    </style:style>
    <style:style style:name="gr44" style:family="graphic" style:parent-style-name="objectwithoutfill">
      <style:graphic-properties svg:stroke-width="0.106cm" svg:stroke-color="#268bd2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4cm" fo:min-width="0.4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5cm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11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76cm" fo:min-width="0cm"/>
    </style:style>
    <style:style style:name="gr49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2.498cm" fo:min-width="3.248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2.498cm" fo:min-width="0.848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0.098cm" fo:min-width="0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0.798cm" fo:min-width="0cm" fo:padding-top="0.151cm" fo:padding-bottom="0.151cm" fo:padding-left="0.276cm" fo:padding-right="0.276cm"/>
    </style:style>
    <style:style style:name="gr54" style:family="graphic" style:parent-style-name="objectwithoutfill">
      <style:graphic-properties svg:stroke-width="0.212cm" svg:stroke-color="#83949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svg:stroke-width="0.106cm" svg:stroke-color="#dc322f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106cm" svg:stroke-color="#859900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gr57" style:family="graphic" style:parent-style-name="objectwithoutfill">
      <style:graphic-properties svg:stroke-width="0.106cm" svg:stroke-color="#268bd2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gr58" style:family="graphic" style:parent-style-name="objectwithoutfill">
      <style:graphic-properties svg:stroke-width="0.106cm" svg:stroke-color="#ffd320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gr59" style:family="graphic" style:parent-style-name="objectwithoutfill">
      <style:graphic-properties svg:stroke-width="0.106cm" svg:stroke-color="#dc322f" draw:marker-start="Rounded_20_short_20_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72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2cm"/>
    </style:style>
    <style:style style:name="gr6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106cm" svg:stroke-color="#dc322f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64" style:family="graphic" style:parent-style-name="objectwithoutfill">
      <style:graphic-properties svg:stroke-width="0.106cm" svg:stroke-color="#859900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106cm" svg:stroke-color="#ffd320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66" style:family="graphic" style:parent-style-name="objectwithoutfill">
      <style:graphic-properties svg:stroke-width="0.106cm" svg:stroke-color="#dc322f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02cm" fo:min-width="0.5cm"/>
    </style:style>
    <style:style style:name="gr68" style:family="graphic" style:parent-style-name="objectwithoutfill">
      <style:graphic-properties svg:stroke-width="0.106cm" svg:stroke-color="#268bd2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35cm" fo:min-width="18.1cm"/>
    </style:style>
    <style:style style:name="gr70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859900" draw:marker-start-width="0.358cm" draw:marker-end-width="0.358cm" draw:fill="none" draw:textarea-horizontal-align="justify" draw:textarea-vertical-align="middle" draw:auto-grow-height="false" fo:min-height="0.464cm" fo:min-width="0.214cm" fo:padding-top="0.177cm" fo:padding-bottom="0.177cm" fo:padding-left="0.302cm" fo:padding-right="0.302cm"/>
    </style:style>
    <style:style style:name="gr72" style:family="graphic" style:parent-style-name="standard">
      <style:graphic-properties svg:stroke-width="0.106cm" svg:stroke-color="#859900" draw:marker-start-width="0.358cm" draw:marker-end-width="0.358cm" draw:fill="none" draw:textarea-horizontal-align="justify" draw:textarea-vertical-align="middle" draw:auto-grow-height="false" fo:min-height="0.36cm" fo:min-width="0.11cm" fo:padding-top="0.177cm" fo:padding-bottom="0.177cm" fo:padding-left="0.302cm" fo:padding-right="0.302cm"/>
    </style:style>
    <style:style style:name="gr73" style:family="graphic" style:parent-style-name="standard">
      <style:graphic-properties svg:stroke-width="0.106cm" svg:stroke-color="#ffd320" draw:marker-start-width="0.358cm" draw:marker-end-width="0.358cm" draw:fill="none" draw:textarea-horizontal-align="justify" draw:textarea-vertical-align="middle" draw:auto-grow-height="false" fo:min-height="0.36cm" fo:min-width="0.11cm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59900" style:font-name="Ubuntu" fo:font-weight="bold"/>
    </style:style>
    <style:style style:name="P3" style:family="paragraph">
      <loext:graphic-properties draw:fill="none" draw:fill-color="#ffffff"/>
      <style:text-properties fo:color="#ffd320" style:font-name="Ubuntu" fo:font-weight="bold"/>
    </style:style>
    <style:style style:name="P4" style:family="paragraph">
      <loext:graphic-properties draw:fill="none" draw:fill-color="#ffffff"/>
      <style:text-properties fo:color="#268bd2" style:font-name="Ubuntu" fo:font-weight="bold"/>
    </style:style>
    <style:style style:name="P5" style:family="paragraph">
      <loext:graphic-properties draw:fill="none" draw:fill-color="#ffffff"/>
      <style:text-properties fo:color="#dc322f" style:font-name="Ubuntu"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333333" style:font-name="Ubuntu" fo:font-weight="bold"/>
    </style:style>
    <style:style style:name="P8" style:family="paragraph">
      <loext:graphic-properties draw:fill-color="#839496"/>
      <style:paragraph-properties fo:text-align="center"/>
    </style:style>
    <style:style style:name="P9" style:family="paragraph">
      <loext:graphic-properties draw:fill-color="#dc322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 draw:opacity="100%"/>
      <style:paragraph-properties fo:text-align="center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loext:graphic-properties draw:fill-color="#ffffff" draw:opacity="100%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333333" style:font-name="Liberation Sans Narrow" fo:font-size="12pt" fo:font-weight="normal"/>
    </style:style>
    <style:style style:name="P16" style:family="paragraph">
      <loext:graphic-properties draw:fill="none" draw:fill-color="#ffffff"/>
      <style:paragraph-properties fo:text-align="center"/>
      <style:text-properties fo:color="#333333" style:font-name="Liberation Sans Narrow" fo:font-size="12pt" fo:font-weight="normal" style:font-size-asian="18pt" style:font-size-complex="18pt" style:text-overline-style="solid" style:text-overline-width="bold" style:text-overline-color="font-color"/>
    </style:style>
    <style:style style:name="P17" style:family="paragraph">
      <loext:graphic-properties draw:fill="none" draw:fill-color="#ffffff"/>
      <style:paragraph-properties fo:text-align="center"/>
      <style:text-properties fo:color="#333333" style:font-name="Ubuntu" fo:font-size="12pt" fo:font-weight="normal"/>
    </style:style>
    <style:style style:name="P18" style:family="paragraph">
      <loext:graphic-properties draw:fill-color="#859900"/>
      <style:paragraph-properties fo:text-align="center"/>
    </style:style>
    <style:style style:name="P19" style:family="paragraph">
      <loext:graphic-properties draw:fill-color="#ffd320"/>
      <style:paragraph-properties fo:text-align="center"/>
    </style:style>
    <style:style style:name="P20" style:family="paragraph">
      <loext:graphic-properties draw:fill-color="#268bd2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style:font-name="Liberation Sans Narrow"/>
    </style:style>
    <style:style style:name="P22" style:family="paragraph">
      <loext:graphic-properties draw:fill-color="#859900"/>
      <style:paragraph-properties fo:text-align="center"/>
      <style:text-properties style:font-name="Liberation Sans Narrow"/>
    </style:style>
    <style:style style:name="P23" style:family="paragraph">
      <loext:graphic-properties draw:fill-color="#ffd320"/>
      <style:paragraph-properties fo:text-align="center"/>
      <style:text-properties style:font-name="Liberation Sans Narrow"/>
    </style:style>
    <style:style style:name="P24" style:family="paragraph">
      <loext:graphic-properties draw:fill-color="#268bd2"/>
      <style:paragraph-properties fo:text-align="center"/>
      <style:text-properties style:font-name="Liberation Sans Narrow"/>
    </style:style>
    <style:style style:name="P25" style:family="paragraph">
      <loext:graphic-properties draw:fill="none" draw:fill-color="#ffffff"/>
      <style:paragraph-properties fo:text-align="center"/>
      <style:text-properties fo:color="#333333" style:font-name="Liberation Sans Narrow" fo:font-size="12pt" fo:font-weight="normal" style:text-overline-style="solid" style:text-overline-width="bold" style:text-overline-color="font-color"/>
    </style:style>
    <style:style style:name="P26" style:family="paragraph">
      <loext:graphic-properties draw:fill="none" draw:fill-color="#ffffff"/>
      <style:paragraph-properties fo:text-align="center"/>
      <style:text-properties fo:color="#333333" style:font-name="Liberation Sans Narrow" fo:font-size="12pt" fo:font-weight="normal" style:font-size-asian="18pt" style:font-size-complex="18pt" style:text-overline-style="none" style:text-overline-color="font-color"/>
    </style:style>
    <style:style style:name="P27" style:family="paragraph">
      <loext:graphic-properties draw:fill="none" draw:fill-color="#ffffff"/>
      <style:paragraph-properties fo:text-align="center"/>
      <style:text-properties fo:color="#333333" style:font-name="Liberation Sans Narrow" fo:font-size="12pt" fo:font-style="normal" fo:font-weight="normal" style:font-size-asian="18pt" style:font-size-complex="18pt" style:text-overline-style="solid" style:text-overline-width="bold" style:text-overline-color="font-colo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color="#333333" style:font-name="Liberation Sans Narrow" fo:font-size="12pt" fo:font-weight="normal"/>
    </style:style>
    <style:style style:name="P30" style:family="paragraph">
      <loext:graphic-properties draw:fill="none"/>
      <style:paragraph-properties fo:text-align="center"/>
      <style:text-properties fo:color="#dc322f" fo:font-weight="bold"/>
    </style:style>
    <style:style style:name="P31" style:family="paragraph">
      <loext:graphic-properties draw:fill="none"/>
      <style:paragraph-properties fo:text-align="center"/>
      <style:text-properties fo:color="#268bd2"/>
    </style:style>
    <style:style style:name="P32" style:family="paragraph">
      <loext:graphic-properties draw:fill="none"/>
      <style:paragraph-properties fo:text-align="center"/>
      <style:text-properties fo:color="#ffd320"/>
    </style:style>
    <style:style style:name="P33" style:family="paragraph">
      <loext:graphic-properties draw:fill="none" draw:fill-color="#ffffff"/>
      <style:text-properties fo:color="#dc322f" style:font-name="Ubuntu" fo:font-size="18pt" fo:font-weight="bold"/>
    </style:style>
    <style:style style:name="P34" style:family="paragraph">
      <loext:graphic-properties draw:fill="none" draw:fill-color="#ffffff"/>
      <style:text-properties fo:color="#859900" style:font-name="Ubuntu" fo:font-size="18pt" fo:font-weight="bold"/>
    </style:style>
    <style:style style:name="P35" style:family="paragraph">
      <loext:graphic-properties draw:fill="none" draw:fill-color="#ffffff"/>
      <style:text-properties fo:color="#268bd2" style:font-name="Ubuntu" fo:font-size="18pt" fo:font-weight="bold"/>
    </style:style>
    <style:style style:name="P36" style:family="paragraph">
      <loext:graphic-properties draw:fill="none" draw:fill-color="#ffffff"/>
      <style:text-properties fo:color="#ffd320" style:font-name="Ubuntu" fo:font-size="18pt" fo:font-weight="bold"/>
    </style:style>
    <style:style style:name="P37" style:family="paragraph">
      <loext:graphic-properties draw:fill="none" draw:fill-color="#ffffff"/>
      <style:paragraph-properties fo:text-align="center"/>
      <style:text-properties fo:color="#000000" style:font-name="Ubuntu" fo:font-size="18pt" fo:font-weight="bold"/>
    </style:style>
    <style:style style:name="P38" style:family="paragraph">
      <style:text-properties fo:color="#000000"/>
    </style:style>
    <style:style style:name="P39" style:family="paragraph">
      <loext:graphic-properties draw:fill="none" draw:fill-color="#ffffff"/>
      <style:text-properties fo:color="#000000" style:font-name="Ubuntu" fo:font-size="18pt" fo:font-weight="bold"/>
    </style:style>
    <style:style style:name="T1" style:family="text">
      <style:text-properties fo:color="#859900" style:font-name="Ubuntu" fo:font-weight="bold"/>
    </style:style>
    <style:style style:name="T2" style:family="text">
      <style:text-properties fo:color="#859900" style:text-position="-33% 58%" style:font-name="Ubuntu" fo:font-weight="bold"/>
    </style:style>
    <style:style style:name="T3" style:family="text">
      <style:text-properties fo:color="#ffd320" style:font-name="Ubuntu" fo:font-weight="bold"/>
    </style:style>
    <style:style style:name="T4" style:family="text">
      <style:text-properties fo:color="#ffd320" style:text-position="-33% 58%" style:font-name="Ubuntu" fo:font-weight="bold"/>
    </style:style>
    <style:style style:name="T5" style:family="text">
      <style:text-properties fo:color="#268bd2" style:font-name="Ubuntu2" fo:font-weight="bold" style:font-name-asian="Ubuntu2" style:font-name-complex="Ubuntu2" style:text-overline-style="solid" style:text-overline-width="bold" style:text-overline-color="font-color"/>
    </style:style>
    <style:style style:name="T6" style:family="text">
      <style:text-properties fo:color="#268bd2" style:text-position="-33% 58%" style:font-name="Ubuntu2" fo:font-weight="bold" style:font-name-asian="Ubuntu2" style:font-name-complex="Ubuntu2"/>
    </style:style>
    <style:style style:name="T7" style:family="text">
      <style:text-properties fo:color="#dc322f" style:font-name="Ubuntu" fo:font-weight="bold"/>
    </style:style>
    <style:style style:name="T8" style:family="text">
      <style:text-properties fo:color="#333333" style:font-name="Ubuntu" fo:font-weight="bold"/>
    </style:style>
    <style:style style:name="T9" style:family="text">
      <style:text-properties fo:color="#333333" style:font-name="Liberation Sans Narrow" fo:font-size="12pt" fo:font-weight="normal"/>
    </style:style>
    <style:style style:name="T10" style:family="text">
      <style:text-properties fo:color="#333333" style:font-name="Liberation Sans Narrow" fo:font-size="12pt" fo:font-weight="normal" style:font-size-asian="18pt" style:font-size-complex="18pt" style:text-overline-style="solid" style:text-overline-width="bold" style:text-overline-color="font-color"/>
    </style:style>
    <style:style style:name="T11" style:family="text">
      <style:text-properties fo:color="#333333" style:font-name="Liberation Sans Narrow" fo:font-size="12pt" fo:font-weight="normal" style:text-overline-style="solid" style:text-overline-width="bold" style:text-overline-color="font-color"/>
    </style:style>
    <style:style style:name="T12" style:family="text">
      <style:text-properties fo:color="#333333" style:font-name="Ubuntu" fo:font-size="12pt" fo:font-weight="normal"/>
    </style:style>
    <style:style style:name="T13" style:family="text">
      <style:text-properties fo:color="#268bd2" style:text-position="-33% 58%" style:font-name="Ubuntu" fo:font-weight="bold"/>
    </style:style>
    <style:style style:name="T14" style:family="text">
      <style:text-properties fo:color="#333333" style:font-name="Liberation Sans Narrow" fo:font-size="12pt" fo:font-weight="normal" style:text-overline-style="none" style:text-overline-color="font-color"/>
    </style:style>
    <style:style style:name="T15" style:family="text">
      <style:text-properties fo:color="#333333" style:text-position="-33% 58%" style:font-name="Liberation Sans Narrow" fo:font-size="12pt" fo:font-weight="normal" style:text-overline-style="none" style:text-overline-color="font-color"/>
    </style:style>
    <style:style style:name="T16" style:family="text">
      <style:text-properties fo:color="#333333" style:font-name="Liberation Sans Narrow" fo:font-size="12pt" fo:font-weight="normal" style:font-size-asian="18pt" style:font-size-complex="18pt" style:text-overline-style="none" style:text-overline-color="font-color"/>
    </style:style>
    <style:style style:name="T17" style:family="text">
      <style:text-properties fo:color="#333333" style:text-position="-33% 58%" style:font-name="Liberation Sans Narrow" fo:font-size="12pt" fo:font-weight="normal" style:font-size-asian="18pt" style:font-size-complex="18pt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font-name="Liberation Sans Narrow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text-position="-33% 58%" style:font-name="Liberation Sans Narrow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333333" style:font-name="Liberation Sans Narrow" fo:font-size="12pt" fo:font-style="normal" fo:font-weight="normal" style:font-size-asian="18pt" style:font-size-complex="18pt" style:text-overline-style="solid" style:text-overline-width="bold" style:text-overline-color="font-color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font-name="Liberation Sans Narrow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333333" style:font-name="Liberation Sans Narrow" fo:font-size="12pt" fo:font-weight="normal" style:font-size-asian="12pt" style:font-size-complex="12pt" style:text-overline-style="none" style:text-overline-color="font-color"/>
    </style:style>
    <style:style style:name="T23" style:family="text">
      <style:text-properties fo:font-variant="normal" fo:text-transform="none" fo:color="#333333" style:text-outline="false" style:text-line-through-style="none" style:text-line-through-type="none" style:font-name="Liberation Sans Narrow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T24" style:family="text">
      <style:text-properties fo:color="#dc322f" style:font-name="Ubuntu" fo:font-size="18pt" fo:font-weight="bold"/>
    </style:style>
    <style:style style:name="T25" style:family="text">
      <style:text-properties fo:color="#859900" style:font-name="Ubuntu" fo:font-size="18pt" fo:font-weight="bold"/>
    </style:style>
    <style:style style:name="T26" style:family="text">
      <style:text-properties fo:color="#859900" style:text-position="-33% 58%" style:font-name="Ubuntu" fo:font-size="18pt" fo:font-weight="bold"/>
    </style:style>
    <style:style style:name="T27" style:family="text">
      <style:text-properties fo:color="#268bd2" style:font-name="Ubuntu2" fo:font-size="18pt" fo:font-weight="bold" style:font-name-asian="Ubuntu2" style:font-name-complex="Ubuntu2" style:text-overline-style="solid" style:text-overline-width="bold" style:text-overline-color="font-color"/>
    </style:style>
    <style:style style:name="T28" style:family="text">
      <style:text-properties fo:color="#268bd2" style:text-position="-33% 58%" style:font-name="Ubuntu" fo:font-size="18pt" fo:font-weight="bold"/>
    </style:style>
    <style:style style:name="T29" style:family="text">
      <style:text-properties fo:color="#ffd320" style:font-name="Ubuntu" fo:font-size="18pt" fo:font-weight="bold"/>
    </style:style>
    <style:style style:name="T30" style:family="text">
      <style:text-properties fo:color="#ffd320" style:text-position="-33% 58%" style:font-name="Ubuntu" fo:font-size="18pt" fo:font-weight="bold"/>
    </style:style>
    <style:style style:name="T31" style:family="text">
      <style:text-properties fo:color="#333333" style:text-position="-33% 58%" style:font-name="Ubuntu" fo:font-weight="bold"/>
    </style:style>
    <style:style style:name="T32" style:family="text">
      <style:text-properties fo:color="#268bd2" style:font-name="Ubuntu2" fo:font-size="18pt" fo:font-weight="bold" fo:background-color="transparent" style:font-name-asian="Ubuntu2" style:font-name-complex="Ubuntu2" style:text-overline-style="solid" style:text-overline-width="bold" style:text-overline-color="font-color"/>
    </style:style>
    <style:style style:name="T33" style:family="text">
      <style:text-properties fo:color="#000000" style:font-name="Ubuntu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measurelines" svg:x1="3cm" svg:y1="7.5cm" svg:x2="4.4cm" svg:y2="7.5cm">
          <text:p/>
        </draw:line>
        <draw:line draw:style-name="gr2" draw:text-style-name="P1" draw:layer="measurelines" svg:x1="5.982cm" svg:y1="9.5cm" svg:x2="11.982cm" svg:y2="9.5cm">
          <text:p/>
        </draw:line>
        <draw:polyline draw:style-name="gr3" draw:text-style-name="P1" draw:layer="measurelines" svg:width="5.999cm" svg:height="0.999cm" draw:transform="rotate (-3.14159265358979) translate (13cm 6cm)" svg:viewBox="0 0 6000 1000" draw:points="6000,1000 4000,1000 3000,0 0,0">
          <text:p/>
        </draw:polyline>
        <draw:polyline draw:style-name="gr3" draw:text-style-name="P1" draw:layer="measurelines" svg:width="5.999cm" svg:height="0.999cm" svg:x="7cm" svg:y="5cm" svg:viewBox="0 0 6000 1000" draw:points="0,1000 2000,1000 3000,0 6000,0">
          <text:p/>
        </draw:polyline>
        <draw:line draw:style-name="gr4" draw:text-style-name="P1" draw:layer="measurelines" svg:x1="11.9cm" svg:y1="5.5cm" svg:x2="16cm" svg:y2="5.5cm">
          <text:p/>
        </draw:line>
        <draw:line draw:style-name="gr5" draw:text-style-name="P1" draw:layer="measurelines" svg:x1="13cm" svg:y1="7cm" svg:x2="16cm" svg:y2="7cm">
          <text:p/>
        </draw:line>
        <draw:line draw:style-name="gr6" draw:text-style-name="P1" draw:layer="measurelines" svg:x1="13cm" svg:y1="10cm" svg:x2="16cm" svg:y2="10cm">
          <text:p/>
        </draw:line>
        <draw:frame draw:style-name="gr7" draw:text-style-name="P2" draw:layer="measurelines" svg:width="1.077cm" svg:height="1.187cm" svg:x="16cm" svg:y="4.978cm">
          <draw:text-box>
            <text:p><text:span text:style-name="T1">S</text:span><text:span text:style-name="T2">0</text:span></text:p>
          </draw:text-box>
        </draw:frame>
        <draw:frame draw:style-name="gr8" draw:text-style-name="P3" draw:layer="measurelines" svg:width="1.276cm" svg:height="1.187cm" svg:x="16.024cm" svg:y="6.5cm">
          <draw:text-box>
            <text:p><text:span text:style-name="T3">C</text:span><text:span text:style-name="T4">0</text:span></text:p>
          </draw:text-box>
        </draw:frame>
        <draw:frame draw:style-name="gr8" draw:text-style-name="P4" draw:layer="measurelines" svg:width="1.276cm" svg:height="1.187cm" svg:x="16.024cm" svg:y="9.478cm">
          <draw:text-box>
            <text:p><text:span text:style-name="T5">C</text:span><text:span text:style-name="T6">0</text:span></text:p>
          </draw:text-box>
        </draw:frame>
        <draw:frame draw:style-name="gr9" draw:text-style-name="P5" draw:layer="measurelines" svg:width="0.862cm" svg:height="1.052cm" svg:x="1.938cm" svg:y="7cm">
          <draw:text-box>
            <text:p><text:span text:style-name="T7">+</text:span></text:p>
          </draw:text-box>
        </draw:frame>
        <draw:frame draw:style-name="gr10" draw:text-style-name="P7" draw:layer="measurelines" svg:width="1cm" svg:height="1.052cm" svg:x="6cm" svg:y="1.956cm">
          <draw:text-box>
            <text:p text:style-name="P6"><text:span text:style-name="T8">A</text:span></text:p>
          </draw:text-box>
        </draw:frame>
        <draw:frame draw:style-name="gr10" draw:text-style-name="P7" draw:layer="measurelines" svg:width="1cm" svg:height="1.052cm" svg:x="12cm" svg:y="1.957cm">
          <draw:text-box>
            <text:p text:style-name="P6"><text:span text:style-name="T8">B</text:span></text:p>
          </draw:text-box>
        </draw:frame>
        <draw:polyline draw:style-name="gr3" draw:text-style-name="P1" draw:layer="measurelines" svg:width="1.999cm" svg:height="1.499cm" draw:transform="rotate (-3.14159265358979) translate (12cm 7.5cm)" svg:viewBox="0 0 2000 1500" draw:points="2000,1500 2000,0 0,0">
          <text:p/>
        </draw:polyline>
        <draw:custom-shape draw:style-name="gr11" draw:text-style-name="P8" draw:layer="measurelines" svg:width="0.4cm" svg:height="0.4cm" svg:x="9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draw:layer="measurelines" svg:width="1.499cm" svg:height="3.999cm" draw:transform="rotate (-3.14159265358979) translate (6cm 9.5cm)" svg:viewBox="0 0 1500 4000" draw:points="0,4000 1500,4000 1500,0 0,0">
          <text:p/>
        </draw:polyline>
        <draw:custom-shape draw:style-name="gr13" draw:text-style-name="P9" draw:layer="measurelines" svg:width="0.4cm" svg:height="0.4cm" svg:x="4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measurelines" svg:x1="7.1cm" svg:y1="10cm" svg:x2="13.1cm" svg:y2="10cm">
          <text:p/>
        </draw:line>
        <draw:g>
          <draw:g>
            <draw:custom-shape draw:style-name="gr15" draw:text-style-name="P10" draw:layer="measurelines" svg:width="1.8cm" svg:height="1.8cm" svg:x="5.6cm" svg:y="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5.5cm" svg:x2="7cm" svg:y2="5cm">
                <text:p/>
              </draw:line>
              <draw:custom-shape draw:style-name="gr17" draw:text-style-name="P11" draw:layer="measurelines" svg:width="0.4cm" svg:height="0.4cm" svg:x="6.8cm" svg:y="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8" draw:text-style-name="P12" draw:layer="measurelines" svg:width="1.8cm" svg:height="1.8cm" svg:x="5.6cm" svg:y="6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9" draw:text-style-name="P13" draw:layer="measurelines" svg:x1="6cm" svg:y1="7.5cm" svg:x2="7cm" svg:y2="7cm">
                <text:p/>
              </draw:line>
              <draw:custom-shape draw:style-name="gr20" draw:text-style-name="P14" draw:layer="measurelines" svg:width="0.4cm" svg:height="0.4cm" svg:x="6.8cm" svg:y="6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14" draw:layer="measurelines" svg:width="0.4cm" svg:height="0.4cm" svg:x="6.8cm" svg:y="7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14" draw:layer="measurelines" svg:width="0.4cm" svg:height="0.4cm" svg:x="5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8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9.5cm" svg:x2="7cm" svg:y2="9cm">
                <text:p/>
              </draw:line>
              <draw:custom-shape draw:style-name="gr17" draw:text-style-name="P11" draw:layer="measurelines" svg:width="0.4cm" svg:height="0.4cm" svg:x="6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9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9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1" draw:text-style-name="P10" draw:layer="measurelines" svg:width="1.8cm" svg:height="1.8cm" svg:x="5.6cm" svg:y="10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2" draw:text-style-name="P1" draw:layer="measurelines" svg:x1="6cm" svg:y1="11.5cm" svg:x2="7cm" svg:y2="11cm">
                <text:p/>
              </draw:line>
              <draw:custom-shape draw:style-name="gr23" draw:text-style-name="P11" draw:layer="measurelines" svg:width="0.4cm" svg:height="0.4cm" svg:x="6.8cm" svg:y="1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1" draw:layer="measurelines" svg:width="0.4cm" svg:height="0.4cm" svg:x="6.8cm" svg:y="1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1" draw:layer="measurelines" svg:width="0.4cm" svg:height="0.4cm" svg:x="5.8cm" svg:y="1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6.5cm" svg:y1="3cm" svg:x2="6.5cm" svg:y2="11.2cm">
            <text:p/>
          </draw:line>
        </draw:g>
        <draw:g>
          <draw:g>
            <draw:custom-shape draw:style-name="gr15" draw:text-style-name="P10" draw:layer="measurelines" svg:width="1.8cm" svg:height="1.8cm" svg:x="11.6cm" svg:y="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5.5cm" svg:x2="13cm" svg:y2="5cm">
                <text:p/>
              </draw:line>
              <draw:custom-shape draw:style-name="gr17" draw:text-style-name="P11" draw:layer="measurelines" svg:width="0.4cm" svg:height="0.4cm" svg:x="12.8cm" svg:y="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6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7.5cm" svg:x2="13cm" svg:y2="7cm">
                <text:p/>
              </draw:line>
              <draw:custom-shape draw:style-name="gr17" draw:text-style-name="P11" draw:layer="measurelines" svg:width="0.4cm" svg:height="0.4cm" svg:x="12.8cm" svg:y="6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7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8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9.5cm" svg:x2="13cm" svg:y2="9cm">
                <text:p/>
              </draw:line>
              <draw:custom-shape draw:style-name="gr17" draw:text-style-name="P11" draw:layer="measurelines" svg:width="0.4cm" svg:height="0.4cm" svg:x="12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9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9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1" draw:text-style-name="P10" draw:layer="measurelines" svg:width="1.8cm" svg:height="1.8cm" svg:x="11.6cm" svg:y="10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2" draw:text-style-name="P1" draw:layer="measurelines" svg:x1="12cm" svg:y1="11.5cm" svg:x2="13cm" svg:y2="11cm">
                <text:p/>
              </draw:line>
              <draw:custom-shape draw:style-name="gr23" draw:text-style-name="P11" draw:layer="measurelines" svg:width="0.4cm" svg:height="0.4cm" svg:x="12.8cm" svg:y="1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1" draw:layer="measurelines" svg:width="0.4cm" svg:height="0.4cm" svg:x="12.8cm" svg:y="1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1" draw:layer="measurelines" svg:width="0.4cm" svg:height="0.4cm" svg:x="11.8cm" svg:y="1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12.5cm" svg:y1="3cm" svg:x2="12.5cm" svg:y2="11.3cm">
            <text:p/>
          </draw:line>
        </draw:g>
      </draw:page>
      <draw:page draw:name="page2" draw:style-name="dp1" draw:master-page-name="Default">
        <draw:line draw:style-name="gr1" draw:text-style-name="P1" draw:layer="measurelines" svg:x1="3cm" svg:y1="7.5cm" svg:x2="4.4cm" svg:y2="7.5cm">
          <text:p/>
        </draw:line>
        <draw:line draw:style-name="gr2" draw:text-style-name="P1" draw:layer="measurelines" svg:x1="5.982cm" svg:y1="9.5cm" svg:x2="11.982cm" svg:y2="9.5cm">
          <text:p/>
        </draw:line>
        <draw:polyline draw:style-name="gr3" draw:text-style-name="P1" draw:layer="measurelines" svg:width="5.999cm" svg:height="0.999cm" draw:transform="rotate (-3.14159265358979) translate (13cm 6cm)" svg:viewBox="0 0 6000 1000" draw:points="6000,1000 4000,1000 3000,0 0,0">
          <text:p/>
        </draw:polyline>
        <draw:polyline draw:style-name="gr3" draw:text-style-name="P1" draw:layer="measurelines" svg:width="5.999cm" svg:height="0.999cm" svg:x="7cm" svg:y="5cm" svg:viewBox="0 0 6000 1000" draw:points="0,1000 2000,1000 3000,0 6000,0">
          <text:p/>
        </draw:polyline>
        <draw:line draw:style-name="gr4" draw:text-style-name="P1" draw:layer="measurelines" svg:x1="11.9cm" svg:y1="5.5cm" svg:x2="16cm" svg:y2="5.5cm">
          <text:p/>
        </draw:line>
        <draw:line draw:style-name="gr5" draw:text-style-name="P1" draw:layer="measurelines" svg:x1="13cm" svg:y1="7cm" svg:x2="16cm" svg:y2="7cm">
          <text:p/>
        </draw:line>
        <draw:line draw:style-name="gr6" draw:text-style-name="P1" draw:layer="measurelines" svg:x1="13cm" svg:y1="10cm" svg:x2="16cm" svg:y2="10cm">
          <text:p/>
        </draw:line>
        <draw:frame draw:style-name="gr7" draw:text-style-name="P2" draw:layer="measurelines" svg:width="1.077cm" svg:height="1.187cm" svg:x="16cm" svg:y="4.978cm">
          <draw:text-box>
            <text:p><text:span text:style-name="T1">S</text:span><text:span text:style-name="T2">0</text:span></text:p>
          </draw:text-box>
        </draw:frame>
        <draw:frame draw:style-name="gr8" draw:text-style-name="P3" draw:layer="measurelines" svg:width="1.276cm" svg:height="1.187cm" svg:x="16.024cm" svg:y="6.5cm">
          <draw:text-box>
            <text:p><text:span text:style-name="T3">C</text:span><text:span text:style-name="T4">0</text:span></text:p>
          </draw:text-box>
        </draw:frame>
        <draw:frame draw:style-name="gr8" draw:text-style-name="P4" draw:layer="measurelines" svg:width="1.276cm" svg:height="1.187cm" svg:x="16.024cm" svg:y="9.478cm">
          <draw:text-box>
            <text:p><text:span text:style-name="T5">C</text:span><text:span text:style-name="T6">0</text:span></text:p>
          </draw:text-box>
        </draw:frame>
        <draw:frame draw:style-name="gr9" draw:text-style-name="P5" draw:layer="measurelines" svg:width="0.862cm" svg:height="1.052cm" svg:x="1.938cm" svg:y="7cm">
          <draw:text-box>
            <text:p><text:span text:style-name="T7">+</text:span></text:p>
          </draw:text-box>
        </draw:frame>
        <draw:frame draw:style-name="gr10" draw:text-style-name="P7" draw:layer="measurelines" svg:width="1cm" svg:height="1.052cm" svg:x="6cm" svg:y="1.956cm">
          <draw:text-box>
            <text:p text:style-name="P6"><text:span text:style-name="T8">A</text:span></text:p>
          </draw:text-box>
        </draw:frame>
        <draw:frame draw:style-name="gr10" draw:text-style-name="P7" draw:layer="measurelines" svg:width="1cm" svg:height="1.052cm" svg:x="12cm" svg:y="1.957cm">
          <draw:text-box>
            <text:p text:style-name="P6"><text:span text:style-name="T8">B</text:span></text:p>
          </draw:text-box>
        </draw:frame>
        <draw:polyline draw:style-name="gr3" draw:text-style-name="P1" draw:layer="measurelines" svg:width="1.999cm" svg:height="1.499cm" draw:transform="rotate (-3.14159265358979) translate (12cm 7.5cm)" svg:viewBox="0 0 2000 1500" draw:points="2000,1500 2000,0 0,0">
          <text:p/>
        </draw:polyline>
        <draw:custom-shape draw:style-name="gr11" draw:text-style-name="P8" draw:layer="measurelines" svg:width="0.4cm" svg:height="0.4cm" svg:x="9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draw:layer="measurelines" svg:width="1.499cm" svg:height="3.999cm" draw:transform="rotate (-3.14159265358979) translate (6cm 9.5cm)" svg:viewBox="0 0 1500 4000" draw:points="0,4000 1500,4000 1500,0 0,0">
          <text:p/>
        </draw:polyline>
        <draw:custom-shape draw:style-name="gr13" draw:text-style-name="P9" draw:layer="measurelines" svg:width="0.4cm" svg:height="0.4cm" svg:x="4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measurelines" svg:x1="7.1cm" svg:y1="10cm" svg:x2="13.1cm" svg:y2="10cm">
          <text:p/>
        </draw:line>
        <draw:g>
          <draw:g>
            <draw:custom-shape draw:style-name="gr15" draw:text-style-name="P10" draw:layer="measurelines" svg:width="1.8cm" svg:height="1.8cm" svg:x="5.6cm" svg:y="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5.5cm" svg:x2="7cm" svg:y2="5cm">
                <text:p/>
              </draw:line>
              <draw:custom-shape draw:style-name="gr17" draw:text-style-name="P11" draw:layer="measurelines" svg:width="0.4cm" svg:height="0.4cm" svg:x="6.8cm" svg:y="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8" draw:text-style-name="P12" draw:layer="measurelines" svg:width="1.8cm" svg:height="1.8cm" svg:x="5.6cm" svg:y="6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9" draw:text-style-name="P13" draw:layer="measurelines" svg:x1="6cm" svg:y1="7.5cm" svg:x2="7cm" svg:y2="7cm">
                <text:p/>
              </draw:line>
              <draw:custom-shape draw:style-name="gr20" draw:text-style-name="P14" draw:layer="measurelines" svg:width="0.4cm" svg:height="0.4cm" svg:x="6.8cm" svg:y="6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14" draw:layer="measurelines" svg:width="0.4cm" svg:height="0.4cm" svg:x="6.8cm" svg:y="7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14" draw:layer="measurelines" svg:width="0.4cm" svg:height="0.4cm" svg:x="5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8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9.5cm" svg:x2="7cm" svg:y2="9cm">
                <text:p/>
              </draw:line>
              <draw:custom-shape draw:style-name="gr17" draw:text-style-name="P11" draw:layer="measurelines" svg:width="0.4cm" svg:height="0.4cm" svg:x="6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9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9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1" draw:text-style-name="P10" draw:layer="measurelines" svg:width="1.8cm" svg:height="1.8cm" svg:x="5.6cm" svg:y="10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2" draw:text-style-name="P1" draw:layer="measurelines" svg:x1="6cm" svg:y1="11.5cm" svg:x2="7cm" svg:y2="11cm">
                <text:p/>
              </draw:line>
              <draw:custom-shape draw:style-name="gr23" draw:text-style-name="P11" draw:layer="measurelines" svg:width="0.4cm" svg:height="0.4cm" svg:x="6.8cm" svg:y="1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1" draw:layer="measurelines" svg:width="0.4cm" svg:height="0.4cm" svg:x="6.8cm" svg:y="1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1" draw:layer="measurelines" svg:width="0.4cm" svg:height="0.4cm" svg:x="5.8cm" svg:y="1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6.5cm" svg:y1="3cm" svg:x2="6.5cm" svg:y2="11.2cm">
            <text:p/>
          </draw:line>
        </draw:g>
        <draw:g>
          <draw:g>
            <draw:custom-shape draw:style-name="gr15" draw:text-style-name="P10" draw:layer="measurelines" svg:width="1.8cm" svg:height="1.8cm" svg:x="11.6cm" svg:y="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5.5cm" svg:x2="13cm" svg:y2="5cm">
                <text:p/>
              </draw:line>
              <draw:custom-shape draw:style-name="gr17" draw:text-style-name="P11" draw:layer="measurelines" svg:width="0.4cm" svg:height="0.4cm" svg:x="12.8cm" svg:y="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6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7.5cm" svg:x2="13cm" svg:y2="7cm">
                <text:p/>
              </draw:line>
              <draw:custom-shape draw:style-name="gr17" draw:text-style-name="P11" draw:layer="measurelines" svg:width="0.4cm" svg:height="0.4cm" svg:x="12.8cm" svg:y="6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7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8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9.5cm" svg:x2="13cm" svg:y2="9cm">
                <text:p/>
              </draw:line>
              <draw:custom-shape draw:style-name="gr17" draw:text-style-name="P11" draw:layer="measurelines" svg:width="0.4cm" svg:height="0.4cm" svg:x="12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9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9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1" draw:text-style-name="P10" draw:layer="measurelines" svg:width="1.8cm" svg:height="1.8cm" svg:x="11.6cm" svg:y="10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2" draw:text-style-name="P1" draw:layer="measurelines" svg:x1="12cm" svg:y1="11.5cm" svg:x2="13cm" svg:y2="11cm">
                <text:p/>
              </draw:line>
              <draw:custom-shape draw:style-name="gr23" draw:text-style-name="P11" draw:layer="measurelines" svg:width="0.4cm" svg:height="0.4cm" svg:x="12.8cm" svg:y="1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1" draw:layer="measurelines" svg:width="0.4cm" svg:height="0.4cm" svg:x="12.8cm" svg:y="1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1" draw:layer="measurelines" svg:width="0.4cm" svg:height="0.4cm" svg:x="11.8cm" svg:y="1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12.5cm" svg:y1="3cm" svg:x2="12.5cm" svg:y2="11.3cm">
            <text:p/>
          </draw:line>
        </draw:g>
        <draw:frame draw:style-name="gr25" draw:text-style-name="P15" draw:layer="layout" svg:width="0.8cm" svg:height="0.747cm" svg:x="7.5cm" svg:y="4.339cm">
          <draw:text-box>
            <text:p text:style-name="P6"><text:span text:style-name="T9">A</text:span></text:p>
          </draw:text-box>
        </draw:frame>
        <draw:frame draw:style-name="gr25" draw:text-style-name="P16" draw:layer="layout" svg:width="0.8cm" svg:height="0.747cm" svg:x="7.5cm" svg:y="6.051cm">
          <draw:text-box>
            <text:p text:style-name="P6"><text:span text:style-name="T10">A</text:span></text:p>
          </draw:text-box>
        </draw:frame>
        <draw:frame draw:style-name="gr25" draw:text-style-name="P15" draw:layer="layout" svg:width="2.2cm" svg:height="0.747cm" svg:x="13.4cm" svg:y="6.339cm">
          <draw:text-box>
            <text:p text:style-name="P6"><text:span text:style-name="T9">AB</text:span></text:p>
          </draw:text-box>
        </draw:frame>
        <draw:frame draw:style-name="gr25" draw:text-style-name="P15" draw:layer="layout" svg:width="2.2cm" svg:height="0.747cm" svg:x="13.4cm" svg:y="4.839cm">
          <draw:text-box>
            <text:p text:style-name="P6"><text:span text:style-name="T11">A</text:span><text:span text:style-name="T9">B+A</text:span><text:span text:style-name="T11">B</text:span></text:p>
          </draw:text-box>
        </draw:frame>
        <draw:frame draw:style-name="gr25" draw:text-style-name="P16" draw:layer="layout" svg:width="0.8cm" svg:height="0.747cm" svg:x="7.5cm" svg:y="10.051cm">
          <draw:text-box>
            <text:p text:style-name="P6"><text:span text:style-name="T10">A</text:span></text:p>
          </draw:text-box>
        </draw:frame>
        <draw:frame draw:style-name="gr25" draw:text-style-name="P15" draw:layer="layout" svg:width="2.2cm" svg:height="0.747cm" svg:x="13.4cm" svg:y="9.339cm">
          <draw:text-box>
            <text:p text:style-name="P6"><text:span text:style-name="T11">A</text:span><text:span text:style-name="T9">+</text:span><text:span text:style-name="T11">B</text:span></text:p>
          </draw:text-box>
        </draw:frame>
        <draw:frame draw:style-name="gr25" draw:text-style-name="P17" draw:layer="layout" svg:width="0.8cm" svg:height="0.747cm" svg:x="10.7cm" svg:y="6.839cm">
          <draw:text-box>
            <text:p text:style-name="P6"><text:span text:style-name="T12">A</text:span></text:p>
          </draw:text-box>
        </draw:frame>
      </draw:page>
      <draw:page draw:name="page3" draw:style-name="dp1" draw:master-page-name="Default">
        <draw:polyline draw:style-name="gr12" draw:text-style-name="P1" draw:layer="layout" svg:width="2.233cm" svg:height="1.837cm" draw:transform="rotate (-1.06918869977173) translate (5.76879698737947cm 11.0783980792552cm)" svg:viewBox="0 0 2234 1838" draw:points="481,0 0,877 1754,1838 2234,962">
          <text:p/>
        </draw:polyline>
        <draw:polyline draw:style-name="gr3" draw:text-style-name="P1" draw:layer="layout" svg:width="4.999cm" svg:height="0.499cm" svg:x="7cm" svg:y="13.5cm" svg:viewBox="0 0 5000 500" draw:points="0,500 2000,500 3000,0 5000,0">
          <text:p/>
        </draw:polyline>
        <draw:line draw:style-name="gr1" draw:text-style-name="P1" draw:layer="measurelines" svg:x1="3cm" svg:y1="12.5cm" svg:x2="5cm" svg:y2="12.5cm">
          <text:p/>
        </draw:line>
        <draw:polyline draw:style-name="gr3" draw:text-style-name="P1" draw:layer="measurelines" svg:width="4.999cm" svg:height="0.499cm" draw:transform="rotate (-3.14159265358979) translate (12cm 11.5cm)" svg:viewBox="0 0 5000 500" draw:points="5000,500 3000,500 2000,0 0,0">
          <text:p/>
        </draw:polyline>
        <draw:line draw:style-name="gr26" draw:text-style-name="P1" draw:layer="measurelines" svg:x1="6cm" svg:y1="9.5cm" svg:x2="12cm" svg:y2="9.5cm">
          <text:p/>
        </draw:line>
        <draw:line draw:style-name="gr14" draw:text-style-name="P1" draw:layer="measurelines" svg:x1="6.9cm" svg:y1="9cm" svg:x2="13cm" svg:y2="9cm">
          <text:p/>
        </draw:line>
        <draw:polyline draw:style-name="gr3" draw:text-style-name="P1" draw:layer="measurelines" svg:width="5.999cm" svg:height="0.999cm" draw:transform="rotate (-3.14159265358979) translate (13cm 8cm)" svg:viewBox="0 0 6000 1000" draw:points="6000,1000 4000,1000 3000,0 0,0">
          <text:p/>
        </draw:polyline>
        <draw:polyline draw:style-name="gr3" draw:text-style-name="P1" draw:layer="measurelines" svg:width="5.999cm" svg:height="0.999cm" svg:x="7cm" svg:y="7cm" svg:viewBox="0 0 6000 1000" draw:points="0,1000 2000,1000 3000,0 6000,0">
          <text:p/>
        </draw:polyline>
        <draw:line draw:style-name="gr14" draw:text-style-name="P1" draw:layer="measurelines" svg:x1="7cm" svg:y1="6cm" svg:x2="13cm" svg:y2="6cm">
          <text:p/>
        </draw:line>
        <draw:line draw:style-name="gr14" draw:text-style-name="P1" draw:layer="measurelines" svg:x1="7cm" svg:y1="5cm" svg:x2="13cm" svg:y2="5cm">
          <text:p/>
        </draw:line>
        <draw:polyline draw:style-name="gr27" draw:text-style-name="P1" draw:layer="measurelines" svg:width="6.999cm" svg:height="0.499cm" draw:transform="rotate (-3.14159265358979) translate (13cm 16cm)" svg:viewBox="0 0 7000 500" draw:points="7000,500 1000,500 0,0">
          <text:p/>
        </draw:polyline>
        <draw:polyline draw:style-name="gr3" draw:text-style-name="P1" draw:layer="measurelines" svg:width="6.799cm" svg:height="0.499cm" draw:transform="rotate (-3.14159265358979) translate (12.9cm 16cm)" svg:viewBox="0 0 6800 500" draw:points="6800,500 5900,0 0,0">
          <text:p/>
        </draw:polyline>
        <draw:polyline draw:style-name="gr28" draw:text-style-name="P1" draw:layer="measurelines" svg:width="0.999cm" svg:height="1.999cm" draw:transform="rotate (-3.14159265358979) translate (14cm 11cm)" svg:viewBox="0 0 1000 2000" draw:points="1000,2000 0,2000 0,0 1000,0">
          <text:p/>
        </draw:polyline>
        <draw:polyline draw:style-name="gr29" draw:text-style-name="P1" draw:layer="measurelines" svg:width="1.999cm" svg:height="1.999cm" draw:transform="rotate (-3.14159265358979) translate (14cm 7.5cm)" svg:viewBox="0 0 2000 2000" draw:points="2000,2000 0,2000 0,0 2000,0">
          <text:p/>
        </draw:polyline>
        <draw:line draw:style-name="gr4" draw:text-style-name="P1" draw:layer="measurelines" svg:x1="14cm" svg:y1="6.5cm" svg:x2="16cm" svg:y2="6.5cm">
          <text:p/>
        </draw:line>
        <draw:line draw:style-name="gr5" draw:text-style-name="P1" draw:layer="measurelines" svg:x1="14cm" svg:y1="10cm" svg:x2="16cm" svg:y2="10cm">
          <text:p/>
        </draw:line>
        <draw:line draw:style-name="gr6" draw:text-style-name="P1" draw:layer="measurelines" svg:x1="14cm" svg:y1="15cm" svg:x2="16cm" svg:y2="15cm">
          <text:p/>
        </draw:line>
        <draw:frame draw:style-name="gr30" draw:text-style-name="P2" draw:layer="measurelines" svg:width="0.976cm" svg:height="1.187cm" svg:x="16cm" svg:y="5.978cm">
          <draw:text-box>
            <text:p><text:span text:style-name="T1">S</text:span><text:span text:style-name="T2">i</text:span></text:p>
          </draw:text-box>
        </draw:frame>
        <draw:frame draw:style-name="gr8" draw:text-style-name="P3" draw:layer="measurelines" svg:width="1.276cm" svg:height="1.187cm" svg:x="16.024cm" svg:y="9.4cm">
          <draw:text-box>
            <text:p><text:span text:style-name="T3">C</text:span><text:span text:style-name="T4">i</text:span></text:p>
          </draw:text-box>
        </draw:frame>
        <draw:frame draw:style-name="gr8" draw:text-style-name="P4" draw:layer="measurelines" svg:width="1.276cm" svg:height="1.187cm" svg:x="16.024cm" svg:y="14.378cm">
          <draw:text-box>
            <text:p><text:span text:style-name="T5">C</text:span><text:span text:style-name="T13">i</text:span></text:p>
          </draw:text-box>
        </draw:frame>
        <draw:frame draw:style-name="gr9" draw:text-style-name="P5" draw:layer="measurelines" svg:width="0.862cm" svg:height="1.052cm" svg:x="1.938cm" svg:y="12cm">
          <draw:text-box>
            <text:p><text:span text:style-name="T7">+</text:span></text:p>
          </draw:text-box>
        </draw:frame>
        <draw:polyline draw:style-name="gr27" draw:text-style-name="P1" draw:layer="measurelines" svg:width="1.026cm" svg:height="1.999cm" svg:x="12.973cm" svg:y="14cm" svg:viewBox="0 0 1027 2000" draw:points="0,2000 1027,2000 1027,0 0,0">
          <text:p/>
        </draw:polyline>
        <draw:line draw:style-name="gr31" draw:text-style-name="P1" draw:layer="measurelines" svg:x1="4.5cm" svg:y1="9.5cm" svg:x2="3cm" svg:y2="9.5cm">
          <text:p/>
        </draw:line>
        <draw:polyline draw:style-name="gr27" draw:text-style-name="P1" draw:layer="measurelines" svg:width="1.499cm" svg:height="7.999cm" svg:x="4.5cm" svg:y="7.5cm" svg:viewBox="0 0 1500 8000" draw:points="1500,8000 0,8000 0,0 1500,0">
          <text:p/>
        </draw:polyline>
        <draw:polyline draw:style-name="gr28" draw:text-style-name="P1" draw:layer="measurelines" svg:width="0.999cm" svg:height="3.999cm" svg:x="5cm" svg:y="5.5cm" svg:viewBox="0 0 1000 4000" draw:points="1000,4000 0,4000 0,0 1000,0">
          <text:p/>
        </draw:polyline>
        <draw:line draw:style-name="gr32" draw:text-style-name="P1" draw:layer="measurelines" svg:x1="5cm" svg:y1="7cm" svg:x2="3cm" svg:y2="7cm">
          <text:p/>
        </draw:line>
        <draw:frame draw:style-name="gr8" draw:text-style-name="P4" draw:layer="measurelines" svg:width="1.6cm" svg:height="1.187cm" svg:x="1.7cm" svg:y="8.978cm">
          <draw:text-box>
            <text:p><text:span text:style-name="T5">C</text:span><text:span text:style-name="T13">i-1</text:span></text:p>
          </draw:text-box>
        </draw:frame>
        <draw:frame draw:style-name="gr8" draw:text-style-name="P3" draw:layer="measurelines" svg:width="1.6cm" svg:height="1.187cm" svg:x="1.7cm" svg:y="6.5cm">
          <draw:text-box>
            <text:p><text:span text:style-name="T3">C</text:span><text:span text:style-name="T4">i-1</text:span></text:p>
          </draw:text-box>
        </draw:frame>
        <draw:frame draw:style-name="gr10" draw:text-style-name="P7" draw:layer="measurelines" svg:width="1cm" svg:height="1.052cm" svg:x="6cm" svg:y="1.956cm">
          <draw:text-box>
            <text:p text:style-name="P6"><text:span text:style-name="T8">A</text:span></text:p>
          </draw:text-box>
        </draw:frame>
        <draw:frame draw:style-name="gr10" draw:text-style-name="P7" draw:layer="measurelines" svg:width="1cm" svg:height="1.052cm" svg:x="12cm" svg:y="1.957cm">
          <draw:text-box>
            <text:p text:style-name="P6"><text:span text:style-name="T8">B</text:span></text:p>
          </draw:text-box>
        </draw:frame>
        <draw:custom-shape draw:style-name="gr33" draw:text-style-name="P18" draw:layer="measurelines" svg:width="0.4cm" svg:height="0.4cm" svg:x="13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measurelines" svg:width="0.4cm" svg:height="0.4cm" svg:x="13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measurelines" svg:width="0.4cm" svg:height="0.4cm" svg:x="13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measurelines" svg:width="0.4cm" svg:height="0.4cm" svg:x="4.3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measurelines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5" draw:text-style-name="P10" draw:layer="measurelines" svg:width="1.8cm" svg:height="1.8cm" svg:x="5.6cm" svg:y="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5.5cm" svg:x2="7cm" svg:y2="5cm">
                <text:p/>
              </draw:line>
              <draw:custom-shape draw:style-name="gr17" draw:text-style-name="P11" draw:layer="measurelines" svg:width="0.4cm" svg:height="0.4cm" svg:x="6.8cm" svg:y="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6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7.5cm" svg:x2="7cm" svg:y2="7cm">
                <text:p/>
              </draw:line>
              <draw:custom-shape draw:style-name="gr17" draw:text-style-name="P11" draw:layer="measurelines" svg:width="0.4cm" svg:height="0.4cm" svg:x="6.8cm" svg:y="6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7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8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9.5cm" svg:x2="7cm" svg:y2="9cm">
                <text:p/>
              </draw:line>
              <draw:custom-shape draw:style-name="gr17" draw:text-style-name="P11" draw:layer="measurelines" svg:width="0.4cm" svg:height="0.4cm" svg:x="6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9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9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10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11.5cm" svg:x2="7cm" svg:y2="11cm">
                <text:p/>
              </draw:line>
              <draw:custom-shape draw:style-name="gr17" draw:text-style-name="P11" draw:layer="measurelines" svg:width="0.4cm" svg:height="0.4cm" svg:x="6.8cm" svg:y="1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1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1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12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13.5cm" svg:x2="7cm" svg:y2="13cm">
                <text:p/>
              </draw:line>
              <draw:custom-shape draw:style-name="gr17" draw:text-style-name="P11" draw:layer="measurelines" svg:width="0.4cm" svg:height="0.4cm" svg:x="6.8cm" svg:y="1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13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13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6.5cm" svg:y1="3cm" svg:x2="6.5cm" svg:y2="15.2cm">
            <text:p/>
          </draw:line>
          <draw:g>
            <draw:custom-shape draw:style-name="gr15" draw:text-style-name="P10" draw:layer="layout" svg:width="1.8cm" svg:height="1.8cm" svg:x="5.6cm" svg:y="1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layout" svg:x1="6cm" svg:y1="15.5cm" svg:x2="7cm" svg:y2="15cm">
                <text:p/>
              </draw:line>
              <draw:custom-shape draw:style-name="gr17" draw:text-style-name="P11" draw:layer="layout" svg:width="0.4cm" svg:height="0.4cm" svg:x="6.8cm" svg:y="1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layout" svg:width="0.4cm" svg:height="0.4cm" svg:x="6.8cm" svg:y="1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layout" svg:width="0.4cm" svg:height="0.4cm" svg:x="5.8cm" svg:y="1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15" draw:text-style-name="P10" draw:layer="measurelines" svg:width="1.8cm" svg:height="1.8cm" svg:x="11.6cm" svg:y="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5.5cm" svg:x2="13cm" svg:y2="5cm">
                <text:p/>
              </draw:line>
              <draw:custom-shape draw:style-name="gr17" draw:text-style-name="P11" draw:layer="measurelines" svg:width="0.4cm" svg:height="0.4cm" svg:x="12.8cm" svg:y="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6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7.5cm" svg:x2="13cm" svg:y2="7cm">
                <text:p/>
              </draw:line>
              <draw:custom-shape draw:style-name="gr17" draw:text-style-name="P11" draw:layer="measurelines" svg:width="0.4cm" svg:height="0.4cm" svg:x="12.8cm" svg:y="6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7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8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9.5cm" svg:x2="13cm" svg:y2="9cm">
                <text:p/>
              </draw:line>
              <draw:custom-shape draw:style-name="gr17" draw:text-style-name="P11" draw:layer="measurelines" svg:width="0.4cm" svg:height="0.4cm" svg:x="12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9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9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10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11.5cm" svg:x2="13cm" svg:y2="11cm">
                <text:p/>
              </draw:line>
              <draw:custom-shape draw:style-name="gr17" draw:text-style-name="P11" draw:layer="measurelines" svg:width="0.4cm" svg:height="0.4cm" svg:x="12.8cm" svg:y="1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1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1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12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13.5cm" svg:x2="13cm" svg:y2="13cm">
                <text:p/>
              </draw:line>
              <draw:custom-shape draw:style-name="gr17" draw:text-style-name="P11" draw:layer="measurelines" svg:width="0.4cm" svg:height="0.4cm" svg:x="12.8cm" svg:y="1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13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13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12.5cm" svg:y1="3cm" svg:x2="12.5cm" svg:y2="15.3cm">
            <text:p/>
          </draw:line>
          <draw:g>
            <draw:custom-shape draw:style-name="gr15" draw:text-style-name="P10" draw:layer="layout" svg:width="1.8cm" svg:height="1.8cm" svg:x="11.6cm" svg:y="1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layout" svg:x1="12cm" svg:y1="15.5cm" svg:x2="13cm" svg:y2="15cm">
                <text:p/>
              </draw:line>
              <draw:custom-shape draw:style-name="gr17" draw:text-style-name="P11" draw:layer="layout" svg:width="0.4cm" svg:height="0.4cm" svg:x="12.8cm" svg:y="1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layout" svg:width="0.4cm" svg:height="0.4cm" svg:x="12.8cm" svg:y="1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layout" svg:width="0.4cm" svg:height="0.4cm" svg:x="11.8cm" svg:y="1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13" draw:text-style-name="P9" draw:layer="layout" svg:width="0.4cm" svg:height="0.4cm" svg:x="4.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polyline draw:style-name="gr12" draw:text-style-name="P1" draw:layer="layout" svg:width="2.233cm" svg:height="1.837cm" draw:transform="rotate (-1.06918869977173) translate (5.76879698737947cm 11.0783980792552cm)" svg:viewBox="0 0 2234 1838" draw:points="481,0 0,877 1754,1838 2234,962">
          <text:p/>
        </draw:polyline>
        <draw:polyline draw:style-name="gr3" draw:text-style-name="P21" draw:layer="layout" svg:width="4.999cm" svg:height="0.499cm" svg:x="7cm" svg:y="13.5cm" svg:viewBox="0 0 5000 500" draw:points="0,500 2000,500 3000,0 5000,0">
          <text:p/>
        </draw:polyline>
        <draw:line draw:style-name="gr1" draw:text-style-name="P1" draw:layer="measurelines" svg:x1="3cm" svg:y1="12.5cm" svg:x2="5cm" svg:y2="12.5cm">
          <text:p/>
        </draw:line>
        <draw:polyline draw:style-name="gr3" draw:text-style-name="P21" draw:layer="measurelines" svg:width="4.999cm" svg:height="0.499cm" draw:transform="rotate (-3.14159265358979) translate (12cm 11.5cm)" svg:viewBox="0 0 5000 500" draw:points="5000,500 3000,500 2000,0 0,0">
          <text:p/>
        </draw:polyline>
        <draw:line draw:style-name="gr26" draw:text-style-name="P21" draw:layer="measurelines" svg:x1="6cm" svg:y1="9.5cm" svg:x2="12cm" svg:y2="9.5cm">
          <text:p/>
        </draw:line>
        <draw:line draw:style-name="gr14" draw:text-style-name="P21" draw:layer="measurelines" svg:x1="6.9cm" svg:y1="9cm" svg:x2="13cm" svg:y2="9cm">
          <text:p/>
        </draw:line>
        <draw:polyline draw:style-name="gr3" draw:text-style-name="P21" draw:layer="measurelines" svg:width="5.999cm" svg:height="0.999cm" draw:transform="rotate (-3.14159265358979) translate (13cm 8cm)" svg:viewBox="0 0 6000 1000" draw:points="6000,1000 4000,1000 3000,0 0,0">
          <text:p/>
        </draw:polyline>
        <draw:polyline draw:style-name="gr3" draw:text-style-name="P21" draw:layer="measurelines" svg:width="5.999cm" svg:height="0.999cm" svg:x="7cm" svg:y="7cm" svg:viewBox="0 0 6000 1000" draw:points="0,1000 2000,1000 3000,0 6000,0">
          <text:p/>
        </draw:polyline>
        <draw:line draw:style-name="gr14" draw:text-style-name="P21" draw:layer="measurelines" svg:x1="7cm" svg:y1="6cm" svg:x2="13cm" svg:y2="6cm">
          <text:p/>
        </draw:line>
        <draw:line draw:style-name="gr14" draw:text-style-name="P21" draw:layer="measurelines" svg:x1="7cm" svg:y1="5cm" svg:x2="13cm" svg:y2="5cm">
          <text:p/>
        </draw:line>
        <draw:polyline draw:style-name="gr27" draw:text-style-name="P21" draw:layer="measurelines" svg:width="6.999cm" svg:height="0.499cm" draw:transform="rotate (-3.14159265358979) translate (13cm 16cm)" svg:viewBox="0 0 7000 500" draw:points="7000,500 1000,500 0,0">
          <text:p/>
        </draw:polyline>
        <draw:polyline draw:style-name="gr3" draw:text-style-name="P21" draw:layer="measurelines" svg:width="6.799cm" svg:height="0.499cm" draw:transform="rotate (-3.14159265358979) translate (12.9cm 16cm)" svg:viewBox="0 0 6800 500" draw:points="6800,500 5900,0 0,0">
          <text:p/>
        </draw:polyline>
        <draw:polyline draw:style-name="gr28" draw:text-style-name="P21" draw:layer="measurelines" svg:width="3.499cm" svg:height="1.999cm" draw:transform="rotate (-3.14159265358979) translate (16.5cm 11cm)" svg:viewBox="0 0 3500 2000" draw:points="3500,2000 0,2000 0,0 3500,0">
          <text:p/>
        </draw:polyline>
        <draw:polyline draw:style-name="gr29" draw:text-style-name="P21" draw:layer="measurelines" svg:width="4.499cm" svg:height="1.999cm" draw:transform="rotate (-3.14159265358979) translate (16.5cm 7.5cm)" svg:viewBox="0 0 4500 2000" draw:points="4500,2000 0,2000 0,0 4500,0">
          <text:p/>
        </draw:polyline>
        <draw:line draw:style-name="gr4" draw:text-style-name="P1" draw:layer="measurelines" svg:x1="16.5cm" svg:y1="6.5cm" svg:x2="22cm" svg:y2="6.5cm">
          <text:p/>
        </draw:line>
        <draw:line draw:style-name="gr5" draw:text-style-name="P1" draw:layer="measurelines" svg:x1="16.5cm" svg:y1="10cm" svg:x2="22cm" svg:y2="10cm">
          <text:p/>
        </draw:line>
        <draw:line draw:style-name="gr6" draw:text-style-name="P1" draw:layer="measurelines" svg:x1="16.5cm" svg:y1="15cm" svg:x2="22cm" svg:y2="15cm">
          <text:p/>
        </draw:line>
        <draw:frame draw:style-name="gr30" draw:text-style-name="P2" draw:layer="measurelines" svg:width="0.976cm" svg:height="1.187cm" svg:x="22.024cm" svg:y="5.9cm">
          <draw:text-box>
            <text:p><text:span text:style-name="T1">S</text:span><text:span text:style-name="T2">i</text:span></text:p>
          </draw:text-box>
        </draw:frame>
        <draw:frame draw:style-name="gr8" draw:text-style-name="P3" draw:layer="measurelines" svg:width="1.276cm" svg:height="1.187cm" svg:x="22cm" svg:y="9.413cm">
          <draw:text-box>
            <text:p><text:span text:style-name="T3">C</text:span><text:span text:style-name="T4">i</text:span></text:p>
          </draw:text-box>
        </draw:frame>
        <draw:frame draw:style-name="gr8" draw:text-style-name="P4" draw:layer="measurelines" svg:width="1.276cm" svg:height="1.187cm" svg:x="22.024cm" svg:y="14.4cm">
          <draw:text-box>
            <text:p><text:span text:style-name="T5">C</text:span><text:span text:style-name="T13">i</text:span></text:p>
          </draw:text-box>
        </draw:frame>
        <draw:frame draw:style-name="gr9" draw:text-style-name="P5" draw:layer="measurelines" svg:width="0.862cm" svg:height="1.052cm" svg:x="1.938cm" svg:y="12cm">
          <draw:text-box>
            <text:p><text:span text:style-name="T7">+</text:span></text:p>
          </draw:text-box>
        </draw:frame>
        <draw:polyline draw:style-name="gr27" draw:text-style-name="P21" draw:layer="measurelines" svg:width="3.526cm" svg:height="1.999cm" svg:x="12.973cm" svg:y="14cm" svg:viewBox="0 0 3527 2000" draw:points="0,2000 3527,2000 3527,0 0,0">
          <text:p/>
        </draw:polyline>
        <draw:line draw:style-name="gr31" draw:text-style-name="P1" draw:layer="measurelines" svg:x1="4.5cm" svg:y1="9.5cm" svg:x2="3cm" svg:y2="9.5cm">
          <text:p/>
        </draw:line>
        <draw:polyline draw:style-name="gr27" draw:text-style-name="P1" draw:layer="measurelines" svg:width="1.499cm" svg:height="7.999cm" svg:x="4.5cm" svg:y="7.5cm" svg:viewBox="0 0 1500 8000" draw:points="1500,8000 0,8000 0,0 1500,0">
          <text:p/>
        </draw:polyline>
        <draw:polyline draw:style-name="gr28" draw:text-style-name="P1" draw:layer="measurelines" svg:width="0.999cm" svg:height="3.999cm" svg:x="5cm" svg:y="5.5cm" svg:viewBox="0 0 1000 4000" draw:points="1000,4000 0,4000 0,0 1000,0">
          <text:p/>
        </draw:polyline>
        <draw:line draw:style-name="gr32" draw:text-style-name="P1" draw:layer="measurelines" svg:x1="5cm" svg:y1="7cm" svg:x2="3cm" svg:y2="7cm">
          <text:p/>
        </draw:line>
        <draw:frame draw:style-name="gr8" draw:text-style-name="P4" draw:layer="measurelines" svg:width="1.6cm" svg:height="1.187cm" svg:x="1.7cm" svg:y="8.978cm">
          <draw:text-box>
            <text:p><text:span text:style-name="T5">C</text:span><text:span text:style-name="T13">i-1</text:span></text:p>
          </draw:text-box>
        </draw:frame>
        <draw:frame draw:style-name="gr8" draw:text-style-name="P3" draw:layer="measurelines" svg:width="1.6cm" svg:height="1.187cm" svg:x="1.7cm" svg:y="6.5cm">
          <draw:text-box>
            <text:p><text:span text:style-name="T3">C</text:span><text:span text:style-name="T4">i-1</text:span></text:p>
          </draw:text-box>
        </draw:frame>
        <draw:frame draw:style-name="gr10" draw:text-style-name="P7" draw:layer="measurelines" svg:width="1cm" svg:height="1.052cm" svg:x="6cm" svg:y="1.956cm">
          <draw:text-box>
            <text:p text:style-name="P6"><text:span text:style-name="T8">A</text:span></text:p>
          </draw:text-box>
        </draw:frame>
        <draw:frame draw:style-name="gr10" draw:text-style-name="P7" draw:layer="measurelines" svg:width="1cm" svg:height="1.052cm" svg:x="12cm" svg:y="1.957cm">
          <draw:text-box>
            <text:p text:style-name="P6"><text:span text:style-name="T8">B</text:span></text:p>
          </draw:text-box>
        </draw:frame>
        <draw:custom-shape draw:style-name="gr33" draw:text-style-name="P22" draw:layer="measurelines" svg:width="0.4cm" svg:height="0.4cm" svg:x="16.3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measurelines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measurelines" svg:width="0.4cm" svg:height="0.4cm" svg:x="16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measurelines" svg:width="0.4cm" svg:height="0.4cm" svg:x="4.3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measurelines" svg:width="0.4cm" svg:height="0.4cm" svg:x="4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5" draw:text-style-name="P10" draw:layer="measurelines" svg:width="1.8cm" svg:height="1.8cm" svg:x="5.6cm" svg:y="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5.5cm" svg:x2="7cm" svg:y2="5cm">
                <text:p/>
              </draw:line>
              <draw:custom-shape draw:style-name="gr17" draw:text-style-name="P11" draw:layer="measurelines" svg:width="0.4cm" svg:height="0.4cm" svg:x="6.8cm" svg:y="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6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7.5cm" svg:x2="7cm" svg:y2="7cm">
                <text:p/>
              </draw:line>
              <draw:custom-shape draw:style-name="gr17" draw:text-style-name="P11" draw:layer="measurelines" svg:width="0.4cm" svg:height="0.4cm" svg:x="6.8cm" svg:y="6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7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8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9.5cm" svg:x2="7cm" svg:y2="9cm">
                <text:p/>
              </draw:line>
              <draw:custom-shape draw:style-name="gr17" draw:text-style-name="P11" draw:layer="measurelines" svg:width="0.4cm" svg:height="0.4cm" svg:x="6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9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9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10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11.5cm" svg:x2="7cm" svg:y2="11cm">
                <text:p/>
              </draw:line>
              <draw:custom-shape draw:style-name="gr17" draw:text-style-name="P11" draw:layer="measurelines" svg:width="0.4cm" svg:height="0.4cm" svg:x="6.8cm" svg:y="1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1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1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12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6cm" svg:y1="13.5cm" svg:x2="7cm" svg:y2="13cm">
                <text:p/>
              </draw:line>
              <draw:custom-shape draw:style-name="gr17" draw:text-style-name="P11" draw:layer="measurelines" svg:width="0.4cm" svg:height="0.4cm" svg:x="6.8cm" svg:y="1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13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13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6.5cm" svg:y1="3cm" svg:x2="6.5cm" svg:y2="15.2cm">
            <text:p/>
          </draw:line>
          <draw:g>
            <draw:custom-shape draw:style-name="gr15" draw:text-style-name="P10" draw:layer="layout" svg:width="1.8cm" svg:height="1.8cm" svg:x="5.6cm" svg:y="1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layout" svg:x1="6cm" svg:y1="15.5cm" svg:x2="7cm" svg:y2="15cm">
                <text:p/>
              </draw:line>
              <draw:custom-shape draw:style-name="gr17" draw:text-style-name="P11" draw:layer="layout" svg:width="0.4cm" svg:height="0.4cm" svg:x="6.8cm" svg:y="1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layout" svg:width="0.4cm" svg:height="0.4cm" svg:x="6.8cm" svg:y="1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layout" svg:width="0.4cm" svg:height="0.4cm" svg:x="5.8cm" svg:y="1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15" draw:text-style-name="P10" draw:layer="measurelines" svg:width="1.8cm" svg:height="1.8cm" svg:x="11.6cm" svg:y="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5.5cm" svg:x2="13cm" svg:y2="5cm">
                <text:p/>
              </draw:line>
              <draw:custom-shape draw:style-name="gr17" draw:text-style-name="P11" draw:layer="measurelines" svg:width="0.4cm" svg:height="0.4cm" svg:x="12.8cm" svg:y="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6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7.5cm" svg:x2="13cm" svg:y2="7cm">
                <text:p/>
              </draw:line>
              <draw:custom-shape draw:style-name="gr17" draw:text-style-name="P11" draw:layer="measurelines" svg:width="0.4cm" svg:height="0.4cm" svg:x="12.8cm" svg:y="6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7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8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9.5cm" svg:x2="13cm" svg:y2="9cm">
                <text:p/>
              </draw:line>
              <draw:custom-shape draw:style-name="gr17" draw:text-style-name="P11" draw:layer="measurelines" svg:width="0.4cm" svg:height="0.4cm" svg:x="12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9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9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10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11.5cm" svg:x2="13cm" svg:y2="11cm">
                <text:p/>
              </draw:line>
              <draw:custom-shape draw:style-name="gr17" draw:text-style-name="P11" draw:layer="measurelines" svg:width="0.4cm" svg:height="0.4cm" svg:x="12.8cm" svg:y="1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1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1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12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13.5cm" svg:x2="13cm" svg:y2="13cm">
                <text:p/>
              </draw:line>
              <draw:custom-shape draw:style-name="gr17" draw:text-style-name="P11" draw:layer="measurelines" svg:width="0.4cm" svg:height="0.4cm" svg:x="12.8cm" svg:y="1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13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13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12.5cm" svg:y1="3cm" svg:x2="12.5cm" svg:y2="15.3cm">
            <text:p/>
          </draw:line>
          <draw:g>
            <draw:custom-shape draw:style-name="gr15" draw:text-style-name="P10" draw:layer="layout" svg:width="1.8cm" svg:height="1.8cm" svg:x="11.6cm" svg:y="1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layout" svg:x1="12cm" svg:y1="15.5cm" svg:x2="13cm" svg:y2="15cm">
                <text:p/>
              </draw:line>
              <draw:custom-shape draw:style-name="gr17" draw:text-style-name="P11" draw:layer="layout" svg:width="0.4cm" svg:height="0.4cm" svg:x="12.8cm" svg:y="1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layout" svg:width="0.4cm" svg:height="0.4cm" svg:x="12.8cm" svg:y="1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layout" svg:width="0.4cm" svg:height="0.4cm" svg:x="11.8cm" svg:y="1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36" draw:text-style-name="P15" draw:layer="layout" svg:width="1.6cm" svg:height="1.427cm" svg:x="7.4cm" svg:y="3.939cm">
          <draw:text-box>
            <text:p text:style-name="P6"><text:span text:style-name="T14">C</text:span><text:span text:style-name="T15">i-1</text:span><text:span text:style-name="T9">A</text:span></text:p>
          </draw:text-box>
        </draw:frame>
        <draw:frame draw:style-name="gr37" draw:text-style-name="P16" draw:layer="layout" svg:width="1.8cm" svg:height="0.839cm" svg:x="7.4cm" svg:y="5.233cm">
          <draw:text-box>
            <text:p text:style-name="P6"><text:span text:style-name="T16">C</text:span><text:span text:style-name="T17">i-1</text:span><text:span text:style-name="T10">A</text:span></text:p>
          </draw:text-box>
        </draw:frame>
        <draw:frame draw:style-name="gr38" draw:text-style-name="P25" draw:layer="layout" svg:width="1.6cm" svg:height="0.907cm" svg:x="10cm" svg:y="6.193cm">
          <draw:text-box>
            <text:p text:style-name="P6"><text:span text:style-name="T18">C</text:span><text:span text:style-name="T19">i-1</text:span><text:span text:style-name="T11">A</text:span></text:p>
          </draw:text-box>
        </draw:frame>
        <draw:frame draw:style-name="gr39" draw:text-style-name="P26" draw:layer="layout" svg:width="1.6cm" svg:height="0.839cm" svg:x="10cm" svg:y="7.233cm">
          <draw:text-box>
            <text:p text:style-name="P6"><text:span text:style-name="T18">C</text:span><text:span text:style-name="T19">i-1</text:span><text:span text:style-name="T16">A</text:span></text:p>
          </draw:text-box>
        </draw:frame>
        <draw:frame draw:style-name="gr37" draw:text-style-name="P15" draw:layer="layout" svg:width="1.8cm" svg:height="0.839cm" svg:x="7.5cm" svg:y="8.247cm">
          <draw:text-box>
            <text:p text:style-name="P6"><text:span text:style-name="T14">C</text:span><text:span text:style-name="T15">i-1</text:span><text:span text:style-name="T9">A</text:span></text:p>
          </draw:text-box>
        </draw:frame>
        <draw:frame draw:style-name="gr40" draw:text-style-name="P15" draw:layer="layout" svg:width="0.8cm" svg:height="0.738cm" svg:x="7.5cm" svg:y="10.343cm">
          <draw:text-box>
            <text:p text:style-name="P6"><text:span text:style-name="T9">A</text:span></text:p>
          </draw:text-box>
        </draw:frame>
        <draw:frame draw:style-name="gr41" draw:text-style-name="P27" draw:layer="layout" svg:width="1.5cm" svg:height="0.967cm" svg:x="7.4cm" svg:y="15.933cm">
          <draw:text-box>
            <text:p text:style-name="P6"><text:span text:style-name="T18">C</text:span><text:span text:style-name="T19">i-1</text:span><text:span text:style-name="T20">A</text:span></text:p>
          </draw:text-box>
        </draw:frame>
        <draw:frame draw:style-name="gr42" draw:text-style-name="P29" draw:layer="layout" svg:width="3.1cm" svg:height="1.427cm" svg:x="13.4cm" svg:y="4.437cm">
          <draw:text-box>
            <text:p text:style-name="P28"><text:span text:style-name="T14">C</text:span><text:span text:style-name="T15">i-1</text:span><text:span text:style-name="T14">(A</text:span><text:span text:style-name="T9">B+</text:span><text:span text:style-name="T11">AB</text:span><text:span text:style-name="T14">)</text:span></text:p>
          </draw:text-box>
        </draw:frame>
        <draw:frame draw:style-name="gr39" draw:text-style-name="P29" draw:layer="layout" svg:width="3.1cm" svg:height="0.839cm" svg:x="13.4cm" svg:y="15.233cm">
          <draw:text-box>
            <text:p text:style-name="P28"><text:span text:style-name="T18">C</text:span><text:span text:style-name="T19">i-1</text:span><text:span text:style-name="T21">(</text:span><text:span text:style-name="T11">A</text:span><text:span text:style-name="T14">+</text:span><text:span text:style-name="T11">B</text:span><text:span text:style-name="T14">)</text:span></text:p>
          </draw:text-box>
        </draw:frame>
        <draw:frame draw:style-name="gr39" draw:text-style-name="P29" draw:layer="layout" svg:width="3.1cm" svg:height="0.839cm" svg:x="13.4cm" svg:y="8.233cm">
          <draw:text-box>
            <text:p text:style-name="P28"><text:span text:style-name="T14">C</text:span><text:span text:style-name="T15">i-1</text:span><text:span text:style-name="T14">(A+</text:span><text:span text:style-name="T9">B</text:span><text:span text:style-name="T14">)</text:span></text:p>
          </draw:text-box>
        </draw:frame>
        <draw:frame draw:style-name="gr40" draw:text-style-name="P29" draw:layer="layout" svg:width="3.1cm" svg:height="0.738cm" svg:x="13.4cm" svg:y="10.279cm">
          <draw:text-box>
            <text:p text:style-name="P28"><text:span text:style-name="T22">AB</text:span></text:p>
          </draw:text-box>
        </draw:frame>
        <draw:frame draw:style-name="gr40" draw:text-style-name="P29" draw:layer="layout" svg:width="3.1cm" svg:height="0.738cm" svg:x="13.4cm" svg:y="13.284cm">
          <draw:text-box>
            <text:p text:style-name="P28"><text:span text:style-name="T11">AB</text:span></text:p>
          </draw:text-box>
        </draw:frame>
        <draw:frame draw:style-name="gr42" draw:text-style-name="P29" draw:layer="layout" svg:width="3.1cm" svg:height="1.427cm" svg:x="13.4cm" svg:y="6.439cm">
          <draw:text-box>
            <text:p text:style-name="P28"><text:span text:style-name="T18">C</text:span><text:span text:style-name="T19">i-1</text:span><text:span text:style-name="T21">(</text:span><text:span text:style-name="T18">A</text:span><text:span text:style-name="T21">B+A</text:span><text:span text:style-name="T18">B</text:span><text:span text:style-name="T14">)</text:span></text:p>
          </draw:text-box>
        </draw:frame>
        <draw:frame draw:style-name="gr42" draw:text-style-name="P29" draw:layer="layout" svg:width="5.1cm" svg:height="1.427cm" svg:x="16.5cm" svg:y="5.467cm">
          <draw:text-box>
            <text:p text:style-name="P28"><text:span text:style-name="T21">C</text:span><text:span text:style-name="T19">i-1</text:span><text:span text:style-name="T21">(A</text:span><text:span text:style-name="T23">B+</text:span><text:span text:style-name="T18">AB</text:span><text:span text:style-name="T21">) + </text:span><text:span text:style-name="T18">C</text:span><text:span text:style-name="T19">i-1</text:span><text:span text:style-name="T21">(</text:span><text:span text:style-name="T18">A</text:span><text:span text:style-name="T21">B+A</text:span><text:span text:style-name="T18">B</text:span><text:span text:style-name="T14">)</text:span></text:p>
          </draw:text-box>
        </draw:frame>
        <draw:frame draw:style-name="gr39" draw:text-style-name="P29" draw:layer="layout" svg:width="5.1cm" svg:height="0.839cm" svg:x="16.5cm" svg:y="9.233cm">
          <draw:text-box>
            <text:p text:style-name="P28"><text:span text:style-name="T14">AB + C</text:span><text:span text:style-name="T15">i-1</text:span><text:span text:style-name="T14">(A+</text:span><text:span text:style-name="T9">B</text:span><text:span text:style-name="T14">)</text:span></text:p>
          </draw:text-box>
        </draw:frame>
        <draw:frame draw:style-name="gr39" draw:text-style-name="P29" draw:layer="layout" svg:width="5.1cm" svg:height="0.839cm" svg:x="16.5cm" svg:y="14.228cm">
          <draw:text-box>
            <text:p text:style-name="P28"><text:span text:style-name="T18">AB</text:span><text:span text:style-name="T21"> + </text:span><text:span text:style-name="T18">C</text:span><text:span text:style-name="T19">i-1</text:span><text:span text:style-name="T21">(</text:span><text:span text:style-name="T11">A</text:span><text:span text:style-name="T14">+</text:span><text:span text:style-name="T11">B</text:span><text:span text:style-name="T14">)</text:span></text:p>
          </draw:text-box>
        </draw:frame>
        <draw:frame draw:style-name="gr40" draw:text-style-name="P16" draw:layer="layout" svg:width="0.8cm" svg:height="0.738cm" svg:x="7.5cm" svg:y="13.355cm">
          <draw:text-box>
            <text:p text:style-name="P6"><text:span text:style-name="T10">A</text:span></text:p>
          </draw:text-box>
        </draw:frame>
        <draw:custom-shape draw:style-name="gr13" draw:text-style-name="P9" draw:layer="layout" svg:width="0.4cm" svg:height="0.4cm" svg:x="4.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polyline draw:style-name="gr3" draw:text-style-name="P1" draw:layer="measurelines" svg:width="2.999cm" svg:height="0.999cm" draw:transform="rotate (-3.14159265358979) translate (18cm 11cm)" svg:viewBox="0 0 3000 1000" draw:points="0,0 3000,0 3000,1000">
          <text:p/>
        </draw:polyline>
        <draw:polyline draw:style-name="gr3" draw:text-style-name="P1" draw:layer="measurelines" svg:width="7.999cm" svg:height="0.999cm" draw:transform="rotate (-3.14159265358979) translate (18cm 10cm)" svg:viewBox="0 0 8000 1000" draw:points="0,0 5000,0 6000,1000 8000,1000">
          <text:p/>
        </draw:polyline>
        <draw:polyline draw:style-name="gr3" draw:text-style-name="P1" draw:layer="measurelines" svg:width="7.999cm" svg:height="0.999cm" draw:transform="rotate (-3.14159265358979) translate (18cm 10cm)" svg:viewBox="0 0 8000 1000" draw:points="0,1000 5000,1000 6000,0 8000,0">
          <text:p/>
        </draw:polyline>
        <draw:line draw:style-name="gr1" draw:text-style-name="P1" draw:layer="measurelines" svg:x1="17cm" svg:y1="11.5cm" svg:x2="23cm" svg:y2="11.5cm">
          <text:p/>
        </draw:line>
        <draw:polyline draw:style-name="gr3" draw:text-style-name="P1" draw:layer="measurelines" svg:width="7.999cm" svg:height="0.999cm" draw:transform="rotate (-3.14159265358979) translate (18cm 6cm)" svg:viewBox="0 0 8000 1000" draw:points="8000,1000 4000,1000 3000,0 0,0">
          <text:p/>
        </draw:polyline>
        <draw:polyline draw:style-name="gr3" draw:text-style-name="P1" draw:layer="measurelines" svg:width="7.999cm" svg:height="0.999cm" svg:x="10cm" svg:y="5cm" svg:viewBox="0 0 8000 1000" draw:points="0,1000 4000,1000 5000,0 8000,0">
          <text:p/>
        </draw:polyline>
        <draw:frame draw:style-name="gr43" draw:text-style-name="P5" draw:layer="measurelines" svg:width="1cm" svg:height="1.052cm" svg:x="23cm" svg:y="11cm">
          <draw:text-box>
            <text:p><text:span text:style-name="T7">+</text:span></text:p>
          </draw:text-box>
        </draw:frame>
        <draw:line draw:style-name="gr31" draw:text-style-name="P1" draw:layer="measurelines" svg:x1="7.5cm" svg:y1="5.5cm" svg:x2="4.2cm" svg:y2="5.5cm">
          <text:p/>
        </draw:line>
        <draw:line draw:style-name="gr32" draw:text-style-name="P1" draw:layer="measurelines" svg:x1="8cm" svg:y1="7.5cm" svg:x2="4.2cm" svg:y2="7.5cm">
          <text:p/>
        </draw:line>
        <draw:frame draw:style-name="gr8" draw:text-style-name="P4" draw:layer="measurelines" svg:width="1.6cm" svg:height="1.187cm" svg:x="3cm" svg:y="4.9cm">
          <draw:text-box>
            <text:p><text:span text:style-name="T5">C</text:span><text:span text:style-name="T13">i-1</text:span></text:p>
          </draw:text-box>
        </draw:frame>
        <draw:frame draw:style-name="gr8" draw:text-style-name="P3" draw:layer="measurelines" svg:width="2cm" svg:height="1.187cm" svg:x="3cm" svg:y="6.913cm">
          <draw:text-box>
            <text:p><text:span text:style-name="T3">C</text:span><text:span text:style-name="T4">i-1</text:span></text:p>
          </draw:text-box>
        </draw:frame>
        <draw:frame draw:style-name="gr10" draw:text-style-name="P7" draw:layer="measurelines" svg:width="1cm" svg:height="1.052cm" svg:x="9cm" svg:y="1.956cm">
          <draw:text-box>
            <text:p text:style-name="P6"><text:span text:style-name="T8">A</text:span></text:p>
          </draw:text-box>
        </draw:frame>
        <draw:frame draw:style-name="gr10" draw:text-style-name="P7" draw:layer="measurelines" svg:width="1cm" svg:height="1.052cm" svg:x="17cm" svg:y="1.957cm">
          <draw:text-box>
            <text:p text:style-name="P6"><text:span text:style-name="T8">B</text:span></text:p>
          </draw:text-box>
        </draw:frame>
        <draw:custom-shape draw:style-name="gr35" draw:text-style-name="P20" draw:layer="measurelines" svg:width="0.4cm" svg:height="0.4cm" svg:x="7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measurelines" svg:width="0.4cm" svg:height="0.4cm" svg:x="7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measurelines" svg:width="1.999cm" svg:height="0.999cm" draw:transform="rotate (-3.14159265358979) translate (12cm 7cm)" svg:viewBox="0 0 2000 1000" draw:points="2000,0 0,0 0,1000">
          <text:p/>
        </draw:polyline>
        <draw:polyline draw:style-name="gr3" draw:text-style-name="P1" draw:layer="measurelines" svg:width="2.999cm" svg:height="2.999cm" draw:transform="rotate (-3.14159265358979) translate (13cm 8cm)" svg:viewBox="0 0 3000 3000" draw:points="3000,0 0,0 0,3000">
          <text:p/>
        </draw:polyline>
        <draw:custom-shape draw:style-name="gr11" draw:text-style-name="P8" draw:layer="measurelines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measurelines" svg:width="0.4cm" svg:height="0.4cm" svg:x="11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measurelines" svg:width="0.4cm" svg:height="0.4cm" svg:x="14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measurelines" svg:width="7.999cm" svg:height="0.999cm" draw:transform="rotate (-3.14159265358979) translate (18cm 14cm)" svg:viewBox="0 0 8000 1000" draw:points="0,0 5000,0 6000,1000 8000,1000">
          <text:p/>
        </draw:polyline>
        <draw:polyline draw:style-name="gr3" draw:text-style-name="P1" draw:layer="measurelines" svg:width="7.999cm" svg:height="0.999cm" draw:transform="rotate (-3.14159265358979) translate (18cm 14cm)" svg:viewBox="0 0 8000 1000" draw:points="0,1000 5000,1000 6000,0 8000,0">
          <text:p/>
        </draw:polyline>
        <draw:polyline draw:style-name="gr3" draw:text-style-name="P1" draw:layer="measurelines" svg:width="2.999cm" svg:height="0.999cm" draw:transform="rotate (-3.14159265358979) translate (18cm 13cm)" svg:viewBox="0 0 3000 1000" draw:points="0,1000 3000,1000 3000,0">
          <text:p/>
        </draw:polyline>
        <draw:custom-shape draw:style-name="gr11" draw:text-style-name="P8" draw:layer="measurelines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7" draw:text-style-name="P1" draw:layer="measurelines" svg:width="11.499cm" svg:height="5.499cm" draw:transform="rotate (-3.14159265358979) translate (19cm 9.5cm)" svg:viewBox="0 0 11500 5500" draw:points="10000,4000 11500,4000 11500,4000 11500,5500 0,5500 0,0 2000,0">
          <text:p/>
        </draw:polyline>
        <draw:polyline draw:style-name="gr28" draw:text-style-name="P1" draw:layer="measurelines" svg:width="11.499cm" svg:height="7.499cm" svg:x="7.5cm" svg:y="7.5cm" svg:viewBox="0 0 11500 7500" draw:points="9500,6000 11500,6000 11500,7500 0,7500 0,0 1500,0">
          <text:p/>
        </draw:polyline>
        <draw:line draw:style-name="gr44" draw:text-style-name="P1" draw:layer="measurelines" svg:x1="9cm" svg:y1="9.5cm" svg:x2="4cm" svg:y2="9.5cm">
          <text:p/>
        </draw:line>
        <draw:frame draw:style-name="gr45" draw:text-style-name="P4" draw:layer="measurelines" svg:width="1cm" svg:height="1.834cm" svg:x="3cm" svg:y="8.9cm">
          <draw:text-box>
            <text:p><text:span text:style-name="T5">C</text:span><text:span text:style-name="T13">i</text:span></text:p>
          </draw:text-box>
        </draw:frame>
        <draw:line draw:style-name="gr5" draw:text-style-name="P1" draw:layer="measurelines" svg:x1="9cm" svg:y1="13.5cm" svg:x2="4cm" svg:y2="13.5cm">
          <text:p/>
        </draw:line>
        <draw:frame draw:style-name="gr45" draw:text-style-name="P3" draw:layer="measurelines" svg:width="1cm" svg:height="1.834cm" svg:x="3cm" svg:y="12.913cm">
          <draw:text-box>
            <text:p><text:span text:style-name="T3">C</text:span><text:span text:style-name="T4">i</text:span></text:p>
          </draw:text-box>
        </draw:frame>
        <draw:g>
          <draw:g>
            <draw:custom-shape draw:style-name="gr15" draw:text-style-name="P10" draw:layer="measurelines" svg:width="1.8cm" svg:height="1.8cm" svg:x="8.6cm" svg:y="4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9cm" svg:y1="5.5cm" svg:x2="10cm" svg:y2="5cm">
                <text:p/>
              </draw:line>
              <draw:custom-shape draw:style-name="gr17" draw:text-style-name="P11" draw:layer="measurelines" svg:width="0.4cm" svg:height="0.4cm" svg:x="9.8cm" svg:y="4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9.8cm" svg:y="5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8.8cm" svg:y="5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8.6cm" svg:y="6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9cm" svg:y1="7.5cm" svg:x2="10cm" svg:y2="7cm">
                <text:p/>
              </draw:line>
              <draw:custom-shape draw:style-name="gr17" draw:text-style-name="P11" draw:layer="measurelines" svg:width="0.4cm" svg:height="0.4cm" svg:x="9.8cm" svg:y="6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9.8cm" svg:y="7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8.8cm" svg:y="7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8.6cm" svg:y="8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9cm" svg:y1="9.5cm" svg:x2="10cm" svg:y2="9cm">
                <text:p/>
              </draw:line>
              <draw:custom-shape draw:style-name="gr17" draw:text-style-name="P11" draw:layer="measurelines" svg:width="0.4cm" svg:height="0.4cm" svg:x="9.8cm" svg:y="8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9.8cm" svg:y="9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8.8cm" svg:y="9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8.6cm" svg:y="12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9cm" svg:y1="13.5cm" svg:x2="10cm" svg:y2="13cm">
                <text:p/>
              </draw:line>
              <draw:custom-shape draw:style-name="gr17" draw:text-style-name="P11" draw:layer="measurelines" svg:width="0.4cm" svg:height="0.4cm" svg:x="9.8cm" svg:y="12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9.8cm" svg:y="13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8.8cm" svg:y="13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9.5cm" svg:y1="3cm" svg:x2="9.5cm" svg:y2="13.2cm">
            <text:p/>
          </draw:line>
        </draw:g>
        <draw:line draw:style-name="gr4" draw:text-style-name="P1" draw:layer="measurelines" svg:x1="17cm" svg:y1="5.5cm" svg:x2="23.4cm" svg:y2="5.5cm">
          <text:p/>
        </draw:line>
        <draw:frame draw:style-name="gr46" draw:text-style-name="P2" draw:layer="measurelines" svg:width="1cm" svg:height="1.187cm" svg:x="23.4cm" svg:y="4.913cm">
          <draw:text-box>
            <text:p><text:span text:style-name="T1">S</text:span><text:span text:style-name="T2">i</text:span></text:p>
          </draw:text-box>
        </draw:frame>
        <draw:g>
          <draw:g>
            <draw:custom-shape draw:style-name="gr15" draw:text-style-name="P10" draw:layer="measurelines" svg:width="1.8cm" svg:height="1.8cm" svg:x="16.6cm" svg:y="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7cm" svg:y1="5.5cm" svg:x2="18cm" svg:y2="5cm">
                <text:p/>
              </draw:line>
              <draw:custom-shape draw:style-name="gr17" draw:text-style-name="P11" draw:layer="measurelines" svg:width="0.4cm" svg:height="0.4cm" svg:x="17.8cm" svg:y="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7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6.8cm" svg:y="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6.6cm" svg:y="12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7cm" svg:y1="13.5cm" svg:x2="18cm" svg:y2="13cm">
                <text:p/>
              </draw:line>
              <draw:custom-shape draw:style-name="gr17" draw:text-style-name="P11" draw:layer="measurelines" svg:width="0.4cm" svg:height="0.4cm" svg:x="17.8cm" svg:y="1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7.8cm" svg:y="13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6.8cm" svg:y="13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6.6cm" svg:y="8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7cm" svg:y1="9.5cm" svg:x2="18cm" svg:y2="9cm">
                <text:p/>
              </draw:line>
              <draw:custom-shape draw:style-name="gr17" draw:text-style-name="P11" draw:layer="measurelines" svg:width="0.4cm" svg:height="0.4cm" svg:x="17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7.8cm" svg:y="9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6.8cm" svg:y="9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6.6cm" svg:y="10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7cm" svg:y1="11.5cm" svg:x2="18cm" svg:y2="11cm">
                <text:p/>
              </draw:line>
              <draw:custom-shape draw:style-name="gr17" draw:text-style-name="P11" draw:layer="measurelines" svg:width="0.4cm" svg:height="0.4cm" svg:x="17.8cm" svg:y="1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7.8cm" svg:y="1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6.8cm" svg:y="1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17.5cm" svg:y1="3cm" svg:x2="17.5cm" svg:y2="13.3cm">
            <text:p/>
          </draw:line>
        </draw:g>
      </draw:page>
      <draw:page draw:name="page6" draw:style-name="dp1" draw:master-page-name="Default">
        <draw:polyline draw:style-name="gr3" draw:text-style-name="P1" draw:layer="measurelines" svg:width="2.999cm" svg:height="0.999cm" draw:transform="rotate (-3.14159265358979) translate (18cm 11cm)" svg:viewBox="0 0 3000 1000" draw:points="0,0 3000,0 3000,1000">
          <text:p/>
        </draw:polyline>
        <draw:polyline draw:style-name="gr3" draw:text-style-name="P1" draw:layer="measurelines" svg:width="7.999cm" svg:height="0.999cm" draw:transform="rotate (-3.14159265358979) translate (18cm 10cm)" svg:viewBox="0 0 8000 1000" draw:points="0,0 5000,0 6000,1000 8000,1000">
          <text:p/>
        </draw:polyline>
        <draw:polyline draw:style-name="gr3" draw:text-style-name="P1" draw:layer="measurelines" svg:width="7.999cm" svg:height="0.999cm" draw:transform="rotate (-3.14159265358979) translate (18cm 10cm)" svg:viewBox="0 0 8000 1000" draw:points="0,1000 5000,1000 6000,0 8000,0">
          <text:p/>
        </draw:polyline>
        <draw:line draw:style-name="gr1" draw:text-style-name="P1" draw:layer="measurelines" svg:x1="17cm" svg:y1="11.5cm" svg:x2="23.7cm" svg:y2="11.5cm">
          <text:p/>
        </draw:line>
        <draw:polyline draw:style-name="gr3" draw:text-style-name="P1" draw:layer="measurelines" svg:width="7.999cm" svg:height="0.999cm" draw:transform="rotate (-3.14159265358979) translate (18cm 6cm)" svg:viewBox="0 0 8000 1000" draw:points="8000,1000 4000,1000 3000,0 0,0">
          <text:p/>
        </draw:polyline>
        <draw:polyline draw:style-name="gr3" draw:text-style-name="P1" draw:layer="measurelines" svg:width="7.999cm" svg:height="0.999cm" svg:x="10cm" svg:y="5cm" svg:viewBox="0 0 8000 1000" draw:points="0,1000 4000,1000 5000,0 8000,0">
          <text:p/>
        </draw:polyline>
        <draw:frame draw:style-name="gr43" draw:text-style-name="P5" draw:layer="measurelines" svg:width="1cm" svg:height="1.052cm" svg:x="23.6cm" svg:y="11cm">
          <draw:text-box>
            <text:p><text:span text:style-name="T7">+</text:span></text:p>
          </draw:text-box>
        </draw:frame>
        <draw:line draw:style-name="gr31" draw:text-style-name="P1" draw:layer="measurelines" svg:x1="7.5cm" svg:y1="5.5cm" svg:x2="4.2cm" svg:y2="5.5cm">
          <text:p/>
        </draw:line>
        <draw:line draw:style-name="gr32" draw:text-style-name="P1" draw:layer="measurelines" svg:x1="8cm" svg:y1="7.5cm" svg:x2="4.2cm" svg:y2="7.5cm">
          <text:p/>
        </draw:line>
        <draw:frame draw:style-name="gr8" draw:text-style-name="P4" draw:layer="measurelines" svg:width="1.6cm" svg:height="1.187cm" svg:x="3cm" svg:y="4.9cm">
          <draw:text-box>
            <text:p><text:span text:style-name="T5">C</text:span><text:span text:style-name="T13">i-1</text:span></text:p>
          </draw:text-box>
        </draw:frame>
        <draw:frame draw:style-name="gr8" draw:text-style-name="P3" draw:layer="measurelines" svg:width="2cm" svg:height="1.187cm" svg:x="3cm" svg:y="6.913cm">
          <draw:text-box>
            <text:p><text:span text:style-name="T3">C</text:span><text:span text:style-name="T4">i-1</text:span></text:p>
          </draw:text-box>
        </draw:frame>
        <draw:frame draw:style-name="gr10" draw:text-style-name="P7" draw:layer="measurelines" svg:width="1cm" svg:height="1.052cm" svg:x="9cm" svg:y="1.956cm">
          <draw:text-box>
            <text:p text:style-name="P6"><text:span text:style-name="T8">A</text:span></text:p>
          </draw:text-box>
        </draw:frame>
        <draw:frame draw:style-name="gr10" draw:text-style-name="P7" draw:layer="measurelines" svg:width="1cm" svg:height="1.052cm" svg:x="17cm" svg:y="1.957cm">
          <draw:text-box>
            <text:p text:style-name="P6"><text:span text:style-name="T8">B</text:span></text:p>
          </draw:text-box>
        </draw:frame>
        <draw:custom-shape draw:style-name="gr35" draw:text-style-name="P20" draw:layer="measurelines" svg:width="0.4cm" svg:height="0.4cm" svg:x="7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measurelines" svg:width="0.4cm" svg:height="0.4cm" svg:x="7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measurelines" svg:width="1.999cm" svg:height="0.999cm" draw:transform="rotate (-3.14159265358979) translate (12cm 7cm)" svg:viewBox="0 0 2000 1000" draw:points="2000,0 0,0 0,1000">
          <text:p/>
        </draw:polyline>
        <draw:polyline draw:style-name="gr3" draw:text-style-name="P1" draw:layer="measurelines" svg:width="2.999cm" svg:height="2.999cm" draw:transform="rotate (-3.14159265358979) translate (13cm 8cm)" svg:viewBox="0 0 3000 3000" draw:points="3000,0 0,0 0,3000">
          <text:p/>
        </draw:polyline>
        <draw:custom-shape draw:style-name="gr11" draw:text-style-name="P8" draw:layer="measurelines" svg:width="0.4cm" svg:height="0.4cm" svg:x="1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measurelines" svg:width="0.4cm" svg:height="0.4cm" svg:x="11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measurelines" svg:width="0.4cm" svg:height="0.4cm" svg:x="14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measurelines" svg:width="7.999cm" svg:height="0.999cm" draw:transform="rotate (-3.14159265358979) translate (18cm 14cm)" svg:viewBox="0 0 8000 1000" draw:points="0,0 5000,0 6000,1000 8000,1000">
          <text:p/>
        </draw:polyline>
        <draw:polyline draw:style-name="gr3" draw:text-style-name="P1" draw:layer="measurelines" svg:width="7.999cm" svg:height="0.999cm" draw:transform="rotate (-3.14159265358979) translate (18cm 14cm)" svg:viewBox="0 0 8000 1000" draw:points="0,1000 5000,1000 6000,0 8000,0">
          <text:p/>
        </draw:polyline>
        <draw:polyline draw:style-name="gr3" draw:text-style-name="P1" draw:layer="measurelines" svg:width="2.999cm" svg:height="0.999cm" draw:transform="rotate (-3.14159265358979) translate (18cm 13cm)" svg:viewBox="0 0 3000 1000" draw:points="0,1000 3000,1000 3000,0">
          <text:p/>
        </draw:polyline>
        <draw:custom-shape draw:style-name="gr11" draw:text-style-name="P8" draw:layer="measurelines" svg:width="0.4cm" svg:height="0.4cm" svg:x="1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7" draw:text-style-name="P1" draw:layer="measurelines" svg:width="11.499cm" svg:height="5.499cm" draw:transform="rotate (-3.14159265358979) translate (19cm 9.5cm)" svg:viewBox="0 0 11500 5500" draw:points="10000,4000 11500,4000 11500,4000 11500,5500 0,5500 0,0 2000,0">
          <text:p/>
        </draw:polyline>
        <draw:polyline draw:style-name="gr28" draw:text-style-name="P1" draw:layer="measurelines" svg:width="11.499cm" svg:height="7.499cm" svg:x="7.5cm" svg:y="7.5cm" svg:viewBox="0 0 11500 7500" draw:points="9500,6000 11500,6000 11500,7500 0,7500 0,0 1500,0">
          <text:p/>
        </draw:polyline>
        <draw:line draw:style-name="gr44" draw:text-style-name="P1" draw:layer="measurelines" svg:x1="9cm" svg:y1="9.5cm" svg:x2="4cm" svg:y2="9.5cm">
          <text:p/>
        </draw:line>
        <draw:frame draw:style-name="gr45" draw:text-style-name="P4" draw:layer="measurelines" svg:width="1.1cm" svg:height="1.834cm" svg:x="3cm" svg:y="8.9cm">
          <draw:text-box>
            <text:p><text:span text:style-name="T5">C</text:span><text:span text:style-name="T13">i</text:span></text:p>
          </draw:text-box>
        </draw:frame>
        <draw:line draw:style-name="gr5" draw:text-style-name="P1" draw:layer="measurelines" svg:x1="9cm" svg:y1="13.5cm" svg:x2="4cm" svg:y2="13.5cm">
          <text:p/>
        </draw:line>
        <draw:frame draw:style-name="gr45" draw:text-style-name="P3" draw:layer="measurelines" svg:width="1.1cm" svg:height="1.834cm" svg:x="3cm" svg:y="12.913cm">
          <draw:text-box>
            <text:p><text:span text:style-name="T3">C</text:span><text:span text:style-name="T4">i</text:span></text:p>
          </draw:text-box>
        </draw:frame>
        <draw:g>
          <draw:g>
            <draw:custom-shape draw:style-name="gr15" draw:text-style-name="P10" draw:layer="measurelines" svg:width="1.8cm" svg:height="1.8cm" svg:x="8.6cm" svg:y="4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9cm" svg:y1="5.5cm" svg:x2="10cm" svg:y2="5cm">
                <text:p/>
              </draw:line>
              <draw:custom-shape draw:style-name="gr17" draw:text-style-name="P11" draw:layer="measurelines" svg:width="0.4cm" svg:height="0.4cm" svg:x="9.8cm" svg:y="4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9.8cm" svg:y="5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8.8cm" svg:y="5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8.6cm" svg:y="6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9cm" svg:y1="7.5cm" svg:x2="10cm" svg:y2="7cm">
                <text:p/>
              </draw:line>
              <draw:custom-shape draw:style-name="gr17" draw:text-style-name="P11" draw:layer="measurelines" svg:width="0.4cm" svg:height="0.4cm" svg:x="9.8cm" svg:y="6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9.8cm" svg:y="7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8.8cm" svg:y="7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8.6cm" svg:y="8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9cm" svg:y1="9.5cm" svg:x2="10cm" svg:y2="9cm">
                <text:p/>
              </draw:line>
              <draw:custom-shape draw:style-name="gr17" draw:text-style-name="P11" draw:layer="measurelines" svg:width="0.4cm" svg:height="0.4cm" svg:x="9.8cm" svg:y="8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9.8cm" svg:y="9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8.8cm" svg:y="9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8.6cm" svg:y="12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9cm" svg:y1="13.5cm" svg:x2="10cm" svg:y2="13cm">
                <text:p/>
              </draw:line>
              <draw:custom-shape draw:style-name="gr17" draw:text-style-name="P11" draw:layer="measurelines" svg:width="0.4cm" svg:height="0.4cm" svg:x="9.8cm" svg:y="12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9.8cm" svg:y="13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8.8cm" svg:y="13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9.5cm" svg:y1="3cm" svg:x2="9.5cm" svg:y2="13.2cm">
            <text:p/>
          </draw:line>
        </draw:g>
        <draw:line draw:style-name="gr4" draw:text-style-name="P1" draw:layer="measurelines" svg:x1="17cm" svg:y1="5.5cm" svg:x2="24cm" svg:y2="5.5cm">
          <text:p/>
        </draw:line>
        <draw:frame draw:style-name="gr46" draw:text-style-name="P2" draw:layer="measurelines" svg:width="1cm" svg:height="1.187cm" svg:x="24cm" svg:y="4.913cm">
          <draw:text-box>
            <text:p><text:span text:style-name="T1">S</text:span><text:span text:style-name="T2">i</text:span></text:p>
          </draw:text-box>
        </draw:frame>
        <draw:g>
          <draw:g>
            <draw:custom-shape draw:style-name="gr15" draw:text-style-name="P10" draw:layer="measurelines" svg:width="1.8cm" svg:height="1.8cm" svg:x="16.6cm" svg:y="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7cm" svg:y1="5.5cm" svg:x2="18cm" svg:y2="5cm">
                <text:p/>
              </draw:line>
              <draw:custom-shape draw:style-name="gr17" draw:text-style-name="P11" draw:layer="measurelines" svg:width="0.4cm" svg:height="0.4cm" svg:x="17.8cm" svg:y="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7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6.8cm" svg:y="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6.6cm" svg:y="12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7cm" svg:y1="13.5cm" svg:x2="18cm" svg:y2="13cm">
                <text:p/>
              </draw:line>
              <draw:custom-shape draw:style-name="gr17" draw:text-style-name="P11" draw:layer="measurelines" svg:width="0.4cm" svg:height="0.4cm" svg:x="17.8cm" svg:y="1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7.8cm" svg:y="13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6.8cm" svg:y="13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6.6cm" svg:y="8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7cm" svg:y1="9.5cm" svg:x2="18cm" svg:y2="9cm">
                <text:p/>
              </draw:line>
              <draw:custom-shape draw:style-name="gr17" draw:text-style-name="P11" draw:layer="measurelines" svg:width="0.4cm" svg:height="0.4cm" svg:x="17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7.8cm" svg:y="9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6.8cm" svg:y="9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6.6cm" svg:y="10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7cm" svg:y1="11.5cm" svg:x2="18cm" svg:y2="11cm">
                <text:p/>
              </draw:line>
              <draw:custom-shape draw:style-name="gr17" draw:text-style-name="P11" draw:layer="measurelines" svg:width="0.4cm" svg:height="0.4cm" svg:x="17.8cm" svg:y="1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7.8cm" svg:y="1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6.8cm" svg:y="1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17.5cm" svg:y1="3cm" svg:x2="17.5cm" svg:y2="13.3cm">
            <text:p/>
          </draw:line>
        </draw:g>
        <draw:frame draw:style-name="gr42" draw:text-style-name="P29" draw:layer="layout" svg:width="4.7cm" svg:height="1.427cm" svg:x="18.9cm" svg:y="4.439cm">
          <draw:text-box>
            <text:p text:style-name="P28"><text:span text:style-name="T21">C</text:span><text:span text:style-name="T19">i-1</text:span><text:span text:style-name="T21">(A</text:span><text:span text:style-name="T23">B+</text:span><text:span text:style-name="T18">AB</text:span><text:span text:style-name="T21">) + </text:span><text:span text:style-name="T18">C</text:span><text:span text:style-name="T19">i-1</text:span><text:span text:style-name="T21">(</text:span><text:span text:style-name="T18">A</text:span><text:span text:style-name="T21">B+A</text:span><text:span text:style-name="T18">B</text:span><text:span text:style-name="T14">)</text:span></text:p>
          </draw:text-box>
        </draw:frame>
        <draw:frame draw:style-name="gr39" draw:text-style-name="P29" draw:layer="layout" svg:width="1.6cm" svg:height="0.839cm" svg:x="10.4cm" svg:y="4.233cm">
          <draw:text-box>
            <text:p text:style-name="P28"><text:span text:style-name="T18">C</text:span><text:span text:style-name="T19">i-1</text:span><text:span text:style-name="T21">A</text:span></text:p>
          </draw:text-box>
        </draw:frame>
        <draw:frame draw:style-name="gr39" draw:text-style-name="P29" draw:layer="layout" svg:width="1.6cm" svg:height="0.839cm" svg:x="10.4cm" svg:y="5.233cm">
          <draw:text-box>
            <text:p text:style-name="P28"><text:span text:style-name="T18">C</text:span><text:span text:style-name="T19">i-1</text:span><text:span text:style-name="T18">A</text:span></text:p>
          </draw:text-box>
        </draw:frame>
        <draw:frame draw:style-name="gr39" draw:text-style-name="P29" draw:layer="layout" svg:width="1.6cm" svg:height="0.839cm" svg:x="10.4cm" svg:y="6.228cm">
          <draw:text-box>
            <text:p text:style-name="P28"><text:span text:style-name="T21">C</text:span><text:span text:style-name="T19">i-1</text:span><text:span text:style-name="T21">A</text:span></text:p>
          </draw:text-box>
        </draw:frame>
        <draw:frame draw:style-name="gr39" draw:text-style-name="P29" draw:layer="layout" svg:width="1.6cm" svg:height="0.839cm" svg:x="10.4cm" svg:y="7.233cm">
          <draw:text-box>
            <text:p text:style-name="P28"><text:span text:style-name="T21">C</text:span><text:span text:style-name="T19">i-1</text:span><text:span text:style-name="T18">A</text:span></text:p>
          </draw:text-box>
        </draw:frame>
        <draw:frame draw:style-name="gr42" draw:text-style-name="P29" draw:layer="layout" svg:width="2.4cm" svg:height="1.427cm" svg:x="14.4cm" svg:y="3.942cm">
          <draw:text-box>
            <text:p text:style-name="P28"><text:span text:style-name="T21">C</text:span><text:span text:style-name="T19">i-1</text:span><text:span text:style-name="T21">A + </text:span><text:span text:style-name="T18">C</text:span><text:span text:style-name="T19">i-1</text:span><text:span text:style-name="T18">A</text:span></text:p>
          </draw:text-box>
        </draw:frame>
        <draw:frame draw:style-name="gr47" draw:text-style-name="P29" draw:layer="layout" svg:width="2.4cm" svg:height="1.561cm" svg:x="14.4cm" svg:y="5.639cm">
          <draw:text-box>
            <text:p text:style-name="P28"><text:span text:style-name="T21">C</text:span><text:span text:style-name="T19">i-1</text:span><text:span text:style-name="T18">A</text:span><text:span text:style-name="T21"> + </text:span><text:span text:style-name="T18">C</text:span><text:span text:style-name="T19">i-1</text:span><text:span text:style-name="T21">A</text:span></text:p>
          </draw:text-box>
        </draw:frame>
        <draw:frame draw:style-name="gr42" draw:text-style-name="P29" draw:layer="layout" svg:width="3.6cm" svg:height="1.427cm" svg:x="4.1cm" svg:y="12.439cm">
          <draw:text-box>
            <text:p text:style-name="P28"><text:span text:style-name="T18">AB</text:span><text:span text:style-name="T21"> + C</text:span><text:span text:style-name="T19">i-1</text:span><text:span text:style-name="T21">(</text:span><text:span text:style-name="T18">A</text:span><text:span text:style-name="T21">B+A</text:span><text:span text:style-name="T18">B</text:span><text:span text:style-name="T21">)</text:span></text:p>
          </draw:text-box>
        </draw:frame>
        <draw:frame draw:style-name="gr40" draw:text-style-name="P29" draw:layer="layout" svg:width="1.6cm" svg:height="0.738cm" svg:x="15cm" svg:y="10.284cm">
          <draw:text-box>
            <text:p text:style-name="P28"><text:span text:style-name="T21">B</text:span></text:p>
          </draw:text-box>
        </draw:frame>
        <draw:frame draw:style-name="gr40" draw:text-style-name="P29" draw:layer="layout" svg:width="1.6cm" svg:height="0.738cm" svg:x="15cm" svg:y="11.284cm">
          <draw:text-box>
            <text:p text:style-name="P28"><text:span text:style-name="T18">B</text:span></text:p>
          </draw:text-box>
        </draw:frame>
        <draw:frame draw:style-name="gr39" draw:text-style-name="P29" draw:layer="layout" svg:width="1.6cm" svg:height="0.839cm" svg:x="15cm" svg:y="9.233cm">
          <draw:text-box>
            <text:p text:style-name="P28"><text:span text:style-name="T18">C</text:span><text:span text:style-name="T19">i-1</text:span><text:span text:style-name="T18">B</text:span></text:p>
          </draw:text-box>
        </draw:frame>
        <draw:frame draw:style-name="gr39" draw:text-style-name="P29" draw:layer="layout" svg:width="1.6cm" svg:height="0.839cm" svg:x="15cm" svg:y="8.233cm">
          <draw:text-box>
            <text:p text:style-name="P28"><text:span text:style-name="T18">C</text:span><text:span text:style-name="T19">i-1</text:span><text:span text:style-name="T21">B</text:span></text:p>
          </draw:text-box>
        </draw:frame>
        <draw:frame draw:style-name="gr48" draw:text-style-name="P29" draw:layer="layout" svg:width="1.9cm" svg:height="1.326cm" svg:x="10.3cm" svg:y="7.99cm">
          <draw:text-box>
            <text:p text:style-name="P28"><text:span text:style-name="T18">C</text:span><text:span text:style-name="T19">i-1</text:span><text:span text:style-name="T18">B</text:span><text:span text:style-name="T21"> + B</text:span></text:p>
          </draw:text-box>
        </draw:frame>
        <draw:frame draw:style-name="gr42" draw:text-style-name="P29" draw:layer="layout" svg:width="3.7cm" svg:height="1.427cm" svg:x="4cm" svg:y="8.434cm">
          <draw:text-box>
            <text:p text:style-name="P28"><text:span text:style-name="T21">AB + </text:span><text:span text:style-name="T18">C</text:span><text:span text:style-name="T19">i-1</text:span><text:span text:style-name="T21">(</text:span><text:span text:style-name="T18">A</text:span><text:span text:style-name="T21">B+A</text:span><text:span text:style-name="T18">B</text:span><text:span text:style-name="T14">)</text:span></text:p>
          </draw:text-box>
        </draw:frame>
        <draw:frame draw:style-name="gr39" draw:text-style-name="P29" draw:layer="layout" svg:width="1.6cm" svg:height="0.839cm" svg:x="15cm" svg:y="12.233cm">
          <draw:text-box>
            <text:p text:style-name="P28"><text:span text:style-name="T21">C</text:span><text:span text:style-name="T19">i-1</text:span><text:span text:style-name="T23">B</text:span></text:p>
          </draw:text-box>
        </draw:frame>
        <draw:frame draw:style-name="gr42" draw:text-style-name="P29" draw:layer="layout" svg:width="1.9cm" svg:height="1.427cm" svg:x="10.3cm" svg:y="12.942cm">
          <draw:text-box>
            <text:p text:style-name="P28"><text:span text:style-name="T18">B</text:span><text:span text:style-name="T21"> + C</text:span><text:span text:style-name="T19">i-1</text:span><text:span text:style-name="T23">B</text:span></text:p>
          </draw:text-box>
        </draw:frame>
        <draw:frame draw:style-name="gr39" draw:text-style-name="P29" draw:layer="layout" svg:width="1.6cm" svg:height="0.839cm" svg:x="15cm" svg:y="13.233cm">
          <draw:text-box>
            <text:p text:style-name="P28"><text:span text:style-name="T21">C</text:span><text:span text:style-name="T19">i-1</text:span><text:span text:style-name="T18">B</text:span></text:p>
          </draw:text-box>
        </draw:frame>
      </draw:page>
      <draw:page draw:name="page7" draw:style-name="dp1" draw:master-page-name="Default">
        <draw:polyline draw:style-name="gr3" draw:text-style-name="P1" draw:layer="measurelines" svg:width="1.999cm" svg:height="0.999cm" draw:transform="rotate (-3.14159265358979) translate (13cm 11cm)" svg:viewBox="0 0 2000 1000" draw:points="0,0 2000,0 2000,1000">
          <text:p/>
        </draw:polyline>
        <draw:polyline draw:style-name="gr3" draw:text-style-name="P1" draw:layer="measurelines" svg:width="5.999cm" svg:height="0.999cm" draw:transform="rotate (-3.14159265358979) translate (13cm 10cm)" svg:viewBox="0 0 6000 1000" draw:points="0,0 4000,0 5000,1000 6000,1000">
          <text:p/>
        </draw:polyline>
        <draw:polyline draw:style-name="gr3" draw:text-style-name="P1" draw:layer="measurelines" svg:width="5.999cm" svg:height="0.999cm" draw:transform="rotate (-3.14159265358979) translate (13cm 10cm)" svg:viewBox="0 0 6000 1000" draw:points="0,1000 4000,1000 5000,0 6000,0">
          <text:p/>
        </draw:polyline>
        <draw:line draw:style-name="gr1" draw:text-style-name="P1" draw:layer="measurelines" svg:x1="12cm" svg:y1="11.5cm" svg:x2="15cm" svg:y2="11.5cm">
          <text:p/>
        </draw:line>
        <draw:polyline draw:style-name="gr3" draw:text-style-name="P1" draw:layer="measurelines" svg:width="5.999cm" svg:height="0.999cm" draw:transform="rotate (-3.14159265358979) translate (13cm 6cm)" svg:viewBox="0 0 6000 1000" draw:points="6000,1000 3000,1000 2000,0 0,0">
          <text:p/>
        </draw:polyline>
        <draw:polyline draw:style-name="gr3" draw:text-style-name="P1" draw:layer="measurelines" svg:width="5.999cm" svg:height="0.999cm" svg:x="7cm" svg:y="5cm" svg:viewBox="0 0 6000 1000" draw:points="0,1000 3000,1000 4000,0 6000,0">
          <text:p/>
        </draw:polyline>
        <draw:frame draw:style-name="gr9" draw:text-style-name="P5" draw:layer="measurelines" svg:width="0.862cm" svg:height="1.052cm" svg:x="15.138cm" svg:y="11.037cm">
          <draw:text-box>
            <text:p><text:span text:style-name="T7">+</text:span></text:p>
          </draw:text-box>
        </draw:frame>
        <draw:line draw:style-name="gr31" draw:text-style-name="P1" draw:layer="measurelines" svg:x1="4.5cm" svg:y1="5.5cm" svg:x2="3cm" svg:y2="5.5cm">
          <text:p/>
        </draw:line>
        <draw:line draw:style-name="gr32" draw:text-style-name="P1" draw:layer="measurelines" svg:x1="5cm" svg:y1="7.5cm" svg:x2="3cm" svg:y2="7.5cm">
          <text:p/>
        </draw:line>
        <draw:frame draw:style-name="gr8" draw:text-style-name="P4" draw:layer="measurelines" svg:width="1.6cm" svg:height="1.187cm" svg:x="1.7cm" svg:y="4.978cm">
          <draw:text-box>
            <text:p><text:span text:style-name="T5">C</text:span><text:span text:style-name="T13">i-1</text:span></text:p>
          </draw:text-box>
        </draw:frame>
        <draw:frame draw:style-name="gr8" draw:text-style-name="P3" draw:layer="measurelines" svg:width="1.6cm" svg:height="1.187cm" svg:x="1.7cm" svg:y="7cm">
          <draw:text-box>
            <text:p><text:span text:style-name="T3">C</text:span><text:span text:style-name="T4">i-1</text:span></text:p>
          </draw:text-box>
        </draw:frame>
        <draw:frame draw:style-name="gr10" draw:text-style-name="P7" draw:layer="measurelines" svg:width="1cm" svg:height="1.052cm" svg:x="6cm" svg:y="1.956cm">
          <draw:text-box>
            <text:p text:style-name="P6"><text:span text:style-name="T8">A</text:span></text:p>
          </draw:text-box>
        </draw:frame>
        <draw:frame draw:style-name="gr10" draw:text-style-name="P7" draw:layer="measurelines" svg:width="1cm" svg:height="1.052cm" svg:x="12cm" svg:y="1.957cm">
          <draw:text-box>
            <text:p text:style-name="P6"><text:span text:style-name="T8">B</text:span></text:p>
          </draw:text-box>
        </draw:frame>
        <draw:custom-shape draw:style-name="gr35" draw:text-style-name="P20" draw:layer="measurelines" svg:width="0.4cm" svg:height="0.4cm" svg:x="4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measurelines" svg:width="0.4cm" svg:height="0.4cm" svg:x="4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measurelines" svg:width="0.999cm" svg:height="0.999cm" draw:transform="rotate (-3.14159265358979) translate (8cm 7cm)" svg:viewBox="0 0 1000 1000" draw:points="1000,0 0,0 0,1000">
          <text:p/>
        </draw:polyline>
        <draw:polyline draw:style-name="gr3" draw:text-style-name="P1" draw:layer="measurelines" svg:width="1.999cm" svg:height="2.999cm" draw:transform="rotate (-3.14159265358979) translate (9cm 8cm)" svg:viewBox="0 0 2000 3000" draw:points="2000,0 0,0 0,3000">
          <text:p/>
        </draw:polyline>
        <draw:custom-shape draw:style-name="gr11" draw:text-style-name="P8" draw:layer="measurelines" svg:width="0.4cm" svg:height="0.4cm" svg:x="8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measurelines" svg:width="0.4cm" svg:height="0.4cm" svg:x="7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measurelines" svg:width="0.4cm" svg:height="0.4cm" svg:x="10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measurelines" svg:width="5.999cm" svg:height="0.999cm" draw:transform="rotate (-3.14159265358979) translate (13cm 14cm)" svg:viewBox="0 0 6000 1000" draw:points="0,0 4000,0 5000,1000 6000,1000">
          <text:p/>
        </draw:polyline>
        <draw:polyline draw:style-name="gr3" draw:text-style-name="P1" draw:layer="measurelines" svg:width="5.999cm" svg:height="0.999cm" draw:transform="rotate (-3.14159265358979) translate (13cm 14cm)" svg:viewBox="0 0 6000 1000" draw:points="0,1000 4000,1000 5000,0 6000,0">
          <text:p/>
        </draw:polyline>
        <draw:polyline draw:style-name="gr3" draw:text-style-name="P1" draw:layer="measurelines" svg:width="1.999cm" svg:height="0.998cm" draw:transform="rotate (-3.14159265358979) translate (13cm 13cm)" svg:viewBox="0 0 2000 999" draw:points="0,999 2000,999 2000,0">
          <text:p/>
        </draw:polyline>
        <draw:custom-shape draw:style-name="gr11" draw:text-style-name="P8" draw:layer="measurelines" svg:width="0.4cm" svg:height="0.4cm" svg:x="10.801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7" draw:text-style-name="P1" draw:layer="measurelines" svg:width="9.499cm" svg:height="5.499cm" draw:transform="rotate (-3.14159265358979) translate (14cm 9.5cm)" svg:viewBox="0 0 9500 5500" draw:points="8000,4000 9500,4000 9500,4000 9500,5500 0,5500 0,0 2000,0">
          <text:p/>
        </draw:polyline>
        <draw:polyline draw:style-name="gr28" draw:text-style-name="P1" draw:layer="measurelines" svg:width="9.499cm" svg:height="7.499cm" svg:x="4.5cm" svg:y="7.5cm" svg:viewBox="0 0 9500 7500" draw:points="7500,6000 9000,6000 9500,6000 9500,7500 0,7500 0,0 1500,0">
          <text:p/>
        </draw:polyline>
        <draw:line draw:style-name="gr44" draw:text-style-name="P1" draw:layer="measurelines" svg:x1="6cm" svg:y1="9.5cm" svg:x2="3.027cm" svg:y2="9.5cm">
          <text:p/>
        </draw:line>
        <draw:frame draw:style-name="gr8" draw:text-style-name="P4" draw:layer="measurelines" svg:width="1.6cm" svg:height="1.187cm" svg:x="1.727cm" svg:y="8.978cm">
          <draw:text-box>
            <text:p><text:span text:style-name="T5">C</text:span><text:span text:style-name="T13">i</text:span></text:p>
          </draw:text-box>
        </draw:frame>
        <draw:line draw:style-name="gr5" draw:text-style-name="P1" draw:layer="measurelines" svg:x1="6cm" svg:y1="13.5cm" svg:x2="3.027cm" svg:y2="13.5cm">
          <text:p/>
        </draw:line>
        <draw:frame draw:style-name="gr8" draw:text-style-name="P3" draw:layer="measurelines" svg:width="1.6cm" svg:height="1.187cm" svg:x="1.727cm" svg:y="13cm">
          <draw:text-box>
            <text:p><text:span text:style-name="T3">C</text:span><text:span text:style-name="T4">i</text:span></text:p>
          </draw:text-box>
        </draw:frame>
        <draw:g>
          <draw:g>
            <draw:custom-shape draw:style-name="gr15" draw:text-style-name="P10" draw:layer="measurelines" svg:width="1.8cm" svg:height="1.8cm" svg:x="5.6cm" svg:y="4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6cm" svg:y1="5.5cm" svg:x2="7cm" svg:y2="5cm">
                <text:p/>
              </draw:line>
              <draw:custom-shape draw:style-name="gr17" draw:text-style-name="P11" draw:layer="measurelines" svg:width="0.4cm" svg:height="0.4cm" svg:x="6.8cm" svg:y="4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5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5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6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6cm" svg:y1="7.5cm" svg:x2="7cm" svg:y2="7cm">
                <text:p/>
              </draw:line>
              <draw:custom-shape draw:style-name="gr17" draw:text-style-name="P11" draw:layer="measurelines" svg:width="0.4cm" svg:height="0.4cm" svg:x="6.8cm" svg:y="6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7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7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8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6cm" svg:y1="9.5cm" svg:x2="7cm" svg:y2="9cm">
                <text:p/>
              </draw:line>
              <draw:custom-shape draw:style-name="gr17" draw:text-style-name="P11" draw:layer="measurelines" svg:width="0.4cm" svg:height="0.4cm" svg:x="6.8cm" svg:y="8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9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9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5.6cm" svg:y="12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6" draw:text-style-name="P1" draw:layer="measurelines" svg:x1="6cm" svg:y1="13.5cm" svg:x2="7cm" svg:y2="13cm">
                <text:p/>
              </draw:line>
              <draw:custom-shape draw:style-name="gr17" draw:text-style-name="P11" draw:layer="measurelines" svg:width="0.4cm" svg:height="0.4cm" svg:x="6.8cm" svg:y="12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6.8cm" svg:y="13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5.8cm" svg:y="13.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6.5cm" svg:y1="3cm" svg:x2="6.5cm" svg:y2="13.2cm">
            <text:p/>
          </draw:line>
        </draw:g>
        <draw:line draw:style-name="gr4" draw:text-style-name="P1" draw:layer="measurelines" svg:x1="12cm" svg:y1="5.5cm" svg:x2="14.974cm" svg:y2="5.5cm">
          <text:p/>
        </draw:line>
        <draw:frame draw:style-name="gr30" draw:text-style-name="P2" draw:layer="measurelines" svg:width="0.976cm" svg:height="1.187cm" svg:x="14.974cm" svg:y="4.978cm">
          <draw:text-box>
            <text:p><text:span text:style-name="T1">S</text:span><text:span text:style-name="T2">i</text:span></text:p>
          </draw:text-box>
        </draw:frame>
        <draw:g>
          <draw:g>
            <draw:custom-shape draw:style-name="gr15" draw:text-style-name="P10" draw:layer="measurelines" svg:width="1.8cm" svg:height="1.8cm" svg:x="11.6cm" svg:y="4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5.5cm" svg:x2="13cm" svg:y2="5cm">
                <text:p/>
              </draw:line>
              <draw:custom-shape draw:style-name="gr17" draw:text-style-name="P11" draw:layer="measurelines" svg:width="0.4cm" svg:height="0.4cm" svg:x="12.8cm" svg:y="4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5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12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13.5cm" svg:x2="13cm" svg:y2="13cm">
                <text:p/>
              </draw:line>
              <draw:custom-shape draw:style-name="gr17" draw:text-style-name="P11" draw:layer="measurelines" svg:width="0.4cm" svg:height="0.4cm" svg:x="12.8cm" svg:y="1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13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13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8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9.5cm" svg:x2="13cm" svg:y2="9cm">
                <text:p/>
              </draw:line>
              <draw:custom-shape draw:style-name="gr17" draw:text-style-name="P11" draw:layer="measurelines" svg:width="0.4cm" svg:height="0.4cm" svg:x="12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9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9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5" draw:text-style-name="P10" draw:layer="measurelines" svg:width="1.8cm" svg:height="1.8cm" svg:x="11.6cm" svg:y="10.6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6" draw:text-style-name="P1" draw:layer="measurelines" svg:x1="12cm" svg:y1="11.5cm" svg:x2="13cm" svg:y2="11cm">
                <text:p/>
              </draw:line>
              <draw:custom-shape draw:style-name="gr17" draw:text-style-name="P11" draw:layer="measurelines" svg:width="0.4cm" svg:height="0.4cm" svg:x="12.8cm" svg:y="1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2.8cm" svg:y="1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1" draw:layer="measurelines" svg:width="0.4cm" svg:height="0.4cm" svg:x="11.8cm" svg:y="1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" draw:text-style-name="P1" draw:layer="measurelines" svg:x1="12.5cm" svg:y1="3cm" svg:x2="12.5cm" svg:y2="13.3cm">
            <text:p/>
          </draw:line>
        </draw:g>
      </draw:page>
      <draw:page draw:name="page8" draw:style-name="dp1" draw:master-page-name="Default">
        <draw:custom-shape draw:style-name="gr49" draw:text-style-name="P11" draw:layer="layout" svg:width="3.8cm" svg:height="2.8cm" svg:x="11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1" draw:layer="measurelines" svg:width="0.4cm" svg:height="1.7cm" draw:transform="rotate (0.785398163397448) translate (6.356cm 2.739cm)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1" draw:layer="measurelines" svg:width="1.4cm" svg:height="2.8cm" svg:x="8cm" svg:y="2.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1" draw:layer="measurelines" svg:width="0.5cm" svg:height="0.4cm" svg:x="9.4cm" svg:y="2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1" draw:layer="measurelines" svg:width="0.5cm" svg:height="0.4cm" svg:x="9.4cm" svg:y="3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1" draw:layer="measurelines" svg:width="0.5cm" svg:height="0.4cm" svg:x="9.4cm" svg:y="4.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1" draw:layer="measurelines" svg:width="0.5cm" svg:height="1.1cm" svg:x="7.5cm" svg:y="3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1" draw:layer="measurelines" svg:width="0.4cm" svg:height="1.7cm" draw:transform="rotate (0.785398163397448) translate (6.338cm 7.53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1" draw:text-style-name="P11" draw:layer="measurelines" svg:width="1.4cm" svg:height="2.8cm" svg:x="8cm" svg:y="6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1" draw:layer="measurelines" svg:width="0.5cm" svg:height="0.4cm" svg:x="9.4cm" svg:y="6.2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1" draw:layer="measurelines" svg:width="0.5cm" svg:height="0.4cm" svg:x="9.4cm" svg:y="7.2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1" draw:layer="measurelines" svg:width="0.5cm" svg:height="0.4cm" svg:x="9.4cm" svg:y="8.2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1" draw:layer="measurelines" svg:width="0.5cm" svg:height="1.1cm" svg:x="7.5cm" svg:y="6.9cm">
            <text:p/>
            <draw:enhanced-geometry svg:viewBox="0 0 21600 21600" draw:type="rectangle" draw:enhanced-path="M 0 0 L 21600 0 21600 21600 0 21600 0 0 Z N"/>
          </draw:custom-shape>
        </draw:g>
        <draw:polyline draw:style-name="gr54" draw:text-style-name="P1" draw:layer="measurelines" svg:width="0.599cm" svg:height="0.999cm" draw:transform="rotate (-3.14159265358979) translate (9.5cm 4.7cm)" svg:viewBox="0 0 600 1000" draw:points="0,1000 600,1000 600,0 0,0">
          <text:p/>
        </draw:polyline>
        <draw:polyline draw:style-name="gr54" draw:text-style-name="P1" draw:layer="measurelines" svg:width="0.599cm" svg:height="0.999cm" draw:transform="rotate (-3.14159265358979) translate (9.5cm 7.4cm)" svg:viewBox="0 0 600 1000" draw:points="0,1000 600,1000 600,0 0,0">
          <text:p/>
        </draw:polyline>
        <draw:frame draw:style-name="gr10" draw:text-style-name="P7" draw:layer="measurelines" svg:width="1cm" svg:height="1.052cm" svg:x="5cm" svg:y="2.993cm">
          <draw:text-box>
            <text:p text:style-name="P6"><text:span text:style-name="T8">1</text:span></text:p>
          </draw:text-box>
        </draw:frame>
        <draw:frame draw:style-name="gr10" draw:text-style-name="P7" draw:layer="measurelines" svg:width="1cm" svg:height="1.052cm" svg:x="5cm" svg:y="6.957cm">
          <draw:text-box>
            <text:p text:style-name="P6"><text:span text:style-name="T8">0</text:span></text:p>
          </draw:text-box>
        </draw:frame>
        <draw:custom-shape draw:style-name="gr49" draw:text-style-name="P11" draw:layer="layout" svg:width="3.8cm" svg:height="2.8cm" svg:x="11cm" svg:y="6cm">
          <text:p/>
          <draw:enhanced-geometry svg:viewBox="0 0 21600 21600" draw:type="rectangle" draw:enhanced-path="M 0 0 L 21600 0 21600 21600 0 21600 0 0 Z N"/>
        </draw:custom-shape>
        <draw:line draw:style-name="gr54" draw:text-style-name="P1" draw:layer="layout" svg:x1="11.4cm" svg:y1="3.6cm" svg:x2="11.4cm" svg:y2="4.6cm">
          <text:p/>
        </draw:line>
        <draw:line draw:style-name="gr54" draw:text-style-name="P1" draw:layer="layout" svg:x1="12.4cm" svg:y1="3.6cm" svg:x2="12.4cm" svg:y2="4.6cm">
          <text:p/>
        </draw:line>
        <draw:line draw:style-name="gr54" draw:text-style-name="P1" draw:layer="layout" svg:x1="13.4cm" svg:y1="3.6cm" svg:x2="13.4cm" svg:y2="4.6cm">
          <text:p/>
        </draw:line>
        <draw:line draw:style-name="gr54" draw:text-style-name="P1" draw:layer="layout" svg:x1="14.4cm" svg:y1="3.6cm" svg:x2="14.4cm" svg:y2="4.6cm">
          <text:p/>
        </draw:line>
        <draw:g>
          <draw:g>
            <draw:custom-shape draw:style-name="gr17" draw:text-style-name="P11" draw:layer="layout" svg:width="0.4cm" svg:height="0.4cm" svg:x="11.2cm" svg:y="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1.2cm" svg:y="3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1.2cm" svg:y="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2.2cm" svg:y="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2.2cm" svg:y="3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2.2cm" svg:y="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3.2cm" svg:y="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3.2cm" svg:y="3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3.2cm" svg:y="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4.2cm" svg:y="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4.2cm" svg:y="3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4.2cm" svg:y="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54" draw:text-style-name="P1" draw:layer="layout" svg:x1="11.4cm" svg:y1="6.4cm" svg:x2="11.4cm" svg:y2="7.4cm">
          <text:p/>
        </draw:line>
        <draw:line draw:style-name="gr54" draw:text-style-name="P1" draw:layer="layout" svg:x1="12.4cm" svg:y1="6.4cm" svg:x2="12.4cm" svg:y2="7.4cm">
          <text:p/>
        </draw:line>
        <draw:line draw:style-name="gr54" draw:text-style-name="P1" draw:layer="layout" svg:x1="13.4cm" svg:y1="6.4cm" svg:x2="13.4cm" svg:y2="7.4cm">
          <text:p/>
        </draw:line>
        <draw:line draw:style-name="gr54" draw:text-style-name="P1" draw:layer="layout" svg:x1="14.4cm" svg:y1="6.4cm" svg:x2="14.4cm" svg:y2="7.4cm">
          <text:p/>
        </draw:line>
        <draw:g>
          <draw:g>
            <draw:custom-shape draw:style-name="gr17" draw:text-style-name="P11" draw:layer="layout" svg:width="0.4cm" svg:height="0.4cm" svg:x="11.2cm" svg:y="6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1.2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1.2cm" svg:y="8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2.2cm" svg:y="6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2.2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2.2cm" svg:y="8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3.2cm" svg:y="6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3.2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3.2cm" svg:y="8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4.2cm" svg:y="6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4.2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4.2cm" svg:y="8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9" draw:style-name="dp1" draw:master-page-name="Default">
        <draw:custom-shape draw:style-name="gr49" draw:text-style-name="P11" draw:layer="layout" svg:width="3.8cm" svg:height="2.8cm" svg:x="3.6cm" svg:y="7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3.8cm" svg:height="2.8cm" svg:x="3.6cm" svg:y="2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3.8cm" svg:height="2.8cm" svg:x="15.6cm" svg:y="7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3.8cm" svg:height="2.8cm" svg:x="15.6cm" svg:y="2.6cm">
          <text:p/>
          <draw:enhanced-geometry svg:viewBox="0 0 21600 21600" draw:type="rectangle" draw:enhanced-path="M 0 0 L 21600 0 21600 21600 0 21600 0 0 Z N"/>
        </draw:custom-shape>
        <draw:path draw:style-name="gr28" draw:text-style-name="P1" draw:layer="layout" svg:width="5.36cm" svg:height="0.507cm" draw:transform="rotate (-1.28473686239303) translate (17.4872187336445cm 3.8566961255136cm)" svg:viewBox="0 0 5361 508" svg:d="M5361 0c-677 530-4520 130-5361 508">
          <text:p/>
        </draw:path>
        <draw:path draw:style-name="gr27" draw:text-style-name="P1" draw:layer="layout" svg:width="5.084cm" svg:height="0.766cm" draw:transform="rotate (-1.28473686239303) translate (16.1720178516029cm 3.94340501480488cm)" svg:viewBox="0 0 5085 767" svg:d="M5085 633c-706 626-4758-1191-5085-454">
          <text:p/>
        </draw:path>
        <draw:path draw:style-name="gr12" draw:text-style-name="P1" draw:layer="layout" svg:width="5.078cm" svg:height="0.766cm" draw:transform="rotate (-1.28473686239303) translate (5.19467102601976cm 3.94274211898586cm)" svg:viewBox="0 0 5079 767" svg:d="M0 203c858-790 4182 1021 5079 451">
          <text:p/>
        </draw:path>
        <draw:path draw:style-name="gr55" draw:text-style-name="P1" draw:layer="layout" svg:width="1.184cm" svg:height="2.256cm" draw:transform="rotate (-1.28473686239303) translate (8.16559086410085cm 8.36304263373313cm)" svg:viewBox="0 0 1185 2257" svg:d="M0 2257c401-299 649-434 1185-2257">
          <text:p/>
        </draw:path>
        <draw:path draw:style-name="gr12" draw:text-style-name="P1" draw:layer="layout" svg:width="0.281cm" svg:height="0.958cm" draw:transform="rotate (-1.28473686239303) translate (4.92037782205934cm 3.72929261790516cm)" svg:viewBox="0 0 282 959" svg:d="M0 959c209-355 169-575 282-959">
          <text:p/>
        </draw:path>
        <draw:path draw:style-name="gr12" draw:text-style-name="P30" draw:layer="layout" svg:width="0.422cm" svg:height="1.438cm" draw:transform="rotate (-1.28473686239303) translate (3.88056673308902cm 3.59393892685766cm)" svg:viewBox="0 0 423 1439" svg:d="M0 1439c198-672 45-508 423-1439">
          <text:p/>
        </draw:path>
        <draw:path draw:style-name="gr56" draw:text-style-name="P1" draw:layer="layout" svg:width="3.667cm" svg:height="4.372cm" draw:transform="rotate (-1.28473686239303) translate (7.46493174402976cm 7.98087222542476cm)" svg:viewBox="0 0 3668 4373" svg:d="M0 3612c1044 1766 2483 417 3668-3612">
          <text:p/>
        </draw:path>
        <draw:path draw:style-name="gr57" draw:text-style-name="P31" draw:layer="layout" svg:width="1.184cm" svg:height="2.256cm" draw:transform="rotate (-1.28473686239303) translate (8.16559086410086cm 7.36304263373315cm)" svg:viewBox="0 0 1185 2257" svg:d="M0 2257c688-214 621-338 1185-2257">
          <text:p/>
        </draw:path>
        <draw:path draw:style-name="gr58" draw:text-style-name="P1" draw:layer="layout" svg:width="1.466cm" svg:height="3.216cm" draw:transform="rotate (-1.28473686239303) translate (8.0859686861602cm 9.0923352516383cm)" svg:viewBox="0 0 1467 3217" svg:d="M0 3217c965-446 762-819 1467-3217">
          <text:p/>
        </draw:path>
        <draw:path draw:style-name="gr3" draw:text-style-name="P1" draw:layer="layout" svg:width="2.877cm" svg:height="0.875cm" draw:transform="rotate (-1.28473686239303) translate (4.00613139186191cm 4.99819659600682cm)" svg:viewBox="0 0 2878 876" svg:d="M0 6c1072-101 1778 1044 2878 847">
          <text:p/>
        </draw:path>
        <draw:path draw:style-name="gr3" draw:text-style-name="P1" draw:layer="layout" svg:width="1.241cm" svg:height="0.676cm" draw:transform="rotate (-1.28473686239303) translate (4.64967043996442cm 7.80891479584581cm)" svg:viewBox="0 0 1242 677" svg:d="M1242 0c-429 395-678 530-1242 677">
          <text:p/>
        </draw:path>
        <draw:path draw:style-name="gr3" draw:text-style-name="P1" draw:layer="layout" svg:width="6.715cm" svg:height="2.145cm" draw:transform="rotate (-1.28473686239303) translate (4.16380133426408cm 2.95182170917259cm)" svg:viewBox="0 0 6716 2146" svg:d="M0 171c1146-706 5666 937 6716 1975">
          <text:p/>
        </draw:path>
        <draw:path draw:style-name="gr3" draw:text-style-name="P1" draw:layer="layout" svg:width="5.078cm" svg:height="1.605cm" draw:transform="rotate (-1.28473686239303) translate (6.09825232627645cm 2.67697503677276cm)" svg:viewBox="0 0 5079 1606" svg:d="M0 1145c1795-2912 4074 677 5079 451">
          <text:p/>
        </draw:path>
        <draw:g>
          <draw:g>
            <draw:custom-shape draw:style-name="gr17" draw:text-style-name="P11" draw:layer="layout" svg:width="0.4cm" svg:height="0.4cm" svg:x="3.8cm" svg:y="2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3.8cm" svg:y="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3.8cm" svg:y="4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4.8cm" svg:y="2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4.8cm" svg:y="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4.8cm" svg:y="4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5.8cm" svg:y="2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5.8cm" svg:y="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5.8cm" svg:y="4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6.8cm" svg:y="2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6.8cm" svg:y="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6.8cm" svg:y="4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7" draw:text-style-name="P11" draw:layer="layout" svg:width="0.4cm" svg:height="0.4cm" svg:x="3.8cm" svg:y="7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3.8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3.8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4.8cm" svg:y="7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4.8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4.8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5.8cm" svg:y="7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5.8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5.8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6.8cm" svg:y="7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6.8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6.8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12" draw:text-style-name="P1" draw:layer="layout" svg:width="1.466cm" svg:height="3.216cm" draw:transform="rotate (-1.28473686239303) translate (17.5859686861603cm 7.59233525163829cm)" svg:viewBox="0 0 1467 3217" svg:d="M0 3217c1072-3646 847-2878 1467-3217">
          <text:p/>
        </draw:path>
        <draw:path draw:style-name="gr59" draw:text-style-name="P1" draw:layer="layout" svg:width="1.184cm" svg:height="2.256cm" draw:transform="rotate (-1.28473686239303) translate (20.1655908641009cm 8.36304263373313cm)" svg:viewBox="0 0 1185 2257" svg:d="M1185 0c-649 2207-841 2150-1185 2257">
          <text:p/>
        </draw:path>
        <draw:path draw:style-name="gr56" draw:text-style-name="P1" draw:layer="layout" svg:width="3.667cm" svg:height="4.372cm" draw:transform="rotate (-1.28473686239303) translate (19.4649317440299cm 7.98087222542476cm)" svg:viewBox="0 0 3668 4373" svg:d="M0 3612c1044 1766 2483 417 3668-3612">
          <text:p/>
        </draw:path>
        <draw:path draw:style-name="gr57" draw:text-style-name="P1" draw:layer="layout" svg:width="1.184cm" svg:height="2.256cm" draw:transform="rotate (-1.28473686239303) translate (20.1655908641009cm 3.36304263373315cm)" svg:viewBox="0 0 1185 2257" svg:d="M0 2257c649-434 621-338 1185-2257">
          <text:p/>
        </draw:path>
        <draw:path draw:style-name="gr58" draw:text-style-name="P32" draw:layer="layout" svg:width="0.231cm" svg:height="1.579cm" draw:transform="rotate (-1.28473686239303) translate (20.4503352961605cm 3.33114501126909cm)" svg:viewBox="0 0 232 1580" svg:d="M232 1580c-67-124-451-237-56-1580">
          <text:p/>
        </draw:path>
        <draw:path draw:style-name="gr27" draw:text-style-name="P1" draw:layer="layout" svg:width="0.165cm" svg:height="1.581cm" draw:transform="rotate (-1.28473686239303) translate (15.9885931196313cm 3.95521775612853cm)" svg:viewBox="0 0 166 1582" svg:d="M103 1582c225-768-237-1321-63-1582">
          <text:p/>
        </draw:path>
        <draw:path draw:style-name="gr28" draw:text-style-name="P1" draw:layer="layout" svg:width="1.184cm" svg:height="2.256cm" draw:transform="rotate (-1.28473686239303) translate (16.6655908641009cm 2.86304263373313cm)" svg:viewBox="0 0 1185 2257" svg:d="M0 2257c508-1727 508-1727 1185-2257">
          <text:p/>
        </draw:path>
        <draw:path draw:style-name="gr3" draw:text-style-name="P1" draw:layer="layout" svg:width="2.2cm" svg:height="0.405cm" draw:transform="rotate (-1.28473686239303) translate (16.3891994095137cm 2.88552619289917cm)" svg:viewBox="0 0 2201 406" svg:d="M0 406c948-34 1913-480 2201-395">
          <text:p/>
        </draw:path>
        <draw:path draw:style-name="gr3" draw:text-style-name="P1" draw:layer="layout" svg:width="1.636cm" svg:height="1.523cm" draw:transform="rotate (-1.28473686239303) translate (17cm 3cm)" svg:viewBox="0 0 1637 1524" svg:d="M0 0c271 497 1518 863 1637 1524">
          <text:p/>
        </draw:path>
        <draw:path draw:style-name="gr3" draw:text-style-name="P1" draw:layer="layout" svg:width="2.877cm" svg:height="0.846cm" draw:transform="rotate (-1.28473686239303) translate (16cm 5cm)" svg:viewBox="0 0 2878 847" svg:d="M0 0c243 593 2167 429 2878 847">
          <text:p/>
        </draw:path>
        <draw:path draw:style-name="gr3" draw:text-style-name="P1" draw:layer="layout" svg:width="4.514cm" svg:height="2.377cm" draw:transform="rotate (-1.28473686239303) translate (17.0070513338598cm 4.99792601681209cm)" svg:viewBox="0 0 4515 2378" svg:d="M0 7c248-135 3792 1637 4515 2371">
          <text:p/>
        </draw:path>
        <draw:path draw:style-name="gr3" draw:text-style-name="P1" draw:layer="layout" svg:width="1.636cm" svg:height="1.523cm" draw:transform="rotate (-1.28473686239303) translate (18cm 8cm)" svg:viewBox="0 0 1637 1524" svg:d="M0 0c243 593 1422 835 1637 1524">
          <text:p/>
        </draw:path>
        <draw:path draw:style-name="gr3" draw:text-style-name="P1" draw:layer="layout" svg:width="1.636cm" svg:height="1.523cm" draw:transform="rotate (-1.28473686239303) translate (19cm 8cm)" svg:viewBox="0 0 1637 1524" svg:d="M0 0c243 593 1422 835 1637 1524">
          <text:p/>
        </draw:path>
        <draw:path draw:style-name="gr3" draw:text-style-name="P1" draw:layer="layout" svg:width="6.415cm" svg:height="2.994cm" draw:transform="rotate (-1.28473686239303) translate (18.063cm 3cm)" svg:viewBox="0 0 6416 2995" svg:d="M0 0c56 1229 4615 1319 6416 2995">
          <text:p/>
        </draw:path>
        <draw:path draw:style-name="gr3" draw:text-style-name="P1" draw:layer="layout" svg:width="6.715cm" svg:height="1.974cm" draw:transform="rotate (-1.28473686239303) translate (19cm 3cm)" svg:viewBox="0 0 6716 1975" svg:d="M0 0c1055 2082 5056-181 6716 1975">
          <text:p/>
        </draw:path>
        <draw:path draw:style-name="gr3" draw:text-style-name="P1" draw:layer="layout" svg:width="2.877cm" svg:height="0.99cm" draw:transform="rotate (-1.28473686239303) translate (19.139035491259cm 4.95910599652132cm)" svg:viewBox="0 0 2878 991" svg:d="M0 145c209-356 2308-51 2878 846">
          <text:p/>
        </draw:path>
        <draw:path draw:style-name="gr3" draw:text-style-name="P1" draw:layer="layout" svg:width="2.595cm" svg:height="1.805cm" draw:transform="rotate (-1.28473686239303) translate (18cm 5cm)" svg:viewBox="0 0 2596 1806" svg:d="M0 0c1016 90 1924 1608 2596 1806">
          <text:p/>
        </draw:path>
        <draw:g>
          <draw:g>
            <draw:custom-shape draw:style-name="gr17" draw:text-style-name="P11" draw:layer="layout" svg:width="0.4cm" svg:height="0.4cm" svg:x="15.801cm" svg:y="2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5.801cm" svg:y="3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5.801cm" svg:y="4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6.801cm" svg:y="2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6.801cm" svg:y="3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6.801cm" svg:y="4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7.801cm" svg:y="2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7.801cm" svg:y="3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7.801cm" svg:y="4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8.801cm" svg:y="2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8.801cm" svg:y="3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8.801cm" svg:y="4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7" draw:text-style-name="P11" draw:layer="layout" svg:width="0.4cm" svg:height="0.4cm" svg:x="15.801cm" svg:y="7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5.801cm" svg:y="8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5.801cm" svg:y="9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6.801cm" svg:y="7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6.801cm" svg:y="8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6.801cm" svg:y="9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7.801cm" svg:y="7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7.801cm" svg:y="8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7.801cm" svg:y="9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8.801cm" svg:y="7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8.801cm" svg:y="8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8.801cm" svg:y="9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9" draw:text-style-name="P33" draw:layer="layout" svg:width="0.862cm" svg:height="1.052cm" svg:x="1.5cm" svg:y="3.538cm">
          <draw:text-box>
            <text:p><text:span text:style-name="T24">+</text:span></text:p>
          </draw:text-box>
        </draw:frame>
        <draw:frame draw:style-name="gr9" draw:text-style-name="P33" draw:layer="layout" svg:width="0.862cm" svg:height="1.052cm" svg:x="8.525cm" svg:y="9.038cm">
          <draw:text-box>
            <text:p><text:span text:style-name="T24">+</text:span></text:p>
          </draw:text-box>
        </draw:frame>
        <draw:frame draw:style-name="gr9" draw:text-style-name="P33" draw:layer="layout" svg:width="0.862cm" svg:height="1.052cm" svg:x="13.6cm" svg:y="8.038cm">
          <draw:text-box>
            <text:p><text:span text:style-name="T24">+</text:span></text:p>
          </draw:text-box>
        </draw:frame>
        <draw:frame draw:style-name="gr9" draw:text-style-name="P33" draw:layer="measurelines" svg:width="0.862cm" svg:height="1.052cm" svg:x="20.525cm" svg:y="9.038cm">
          <draw:text-box>
            <text:p><text:span text:style-name="T24">+</text:span></text:p>
          </draw:text-box>
        </draw:frame>
        <draw:frame draw:style-name="gr30" draw:text-style-name="P34" draw:layer="measurelines" svg:width="0.976cm" svg:height="1.187cm" svg:x="20.492cm" svg:y="10.991cm">
          <draw:text-box>
            <text:p><text:span text:style-name="T25">S</text:span><text:span text:style-name="T26">i</text:span></text:p>
          </draw:text-box>
        </draw:frame>
        <draw:frame draw:style-name="gr7" draw:text-style-name="P34" draw:layer="measurelines" svg:width="1.077cm" svg:height="1.187cm" svg:x="8.593cm" svg:y="10.991cm">
          <draw:text-box>
            <text:p><text:span text:style-name="T25">S</text:span><text:span text:style-name="T26">0</text:span></text:p>
          </draw:text-box>
        </draw:frame>
        <draw:frame draw:style-name="gr8" draw:text-style-name="P35" draw:layer="measurelines" svg:width="1.276cm" svg:height="1.187cm" svg:x="20.524cm" svg:y="4cm">
          <draw:text-box>
            <text:p><text:span text:style-name="T27">C</text:span><text:span text:style-name="T28">i</text:span></text:p>
          </draw:text-box>
        </draw:frame>
        <draw:frame draw:style-name="gr8" draw:text-style-name="P36" draw:layer="measurelines" svg:width="1.276cm" svg:height="1.187cm" svg:x="20.524cm" svg:y="3cm">
          <draw:text-box>
            <text:p><text:span text:style-name="T29">C</text:span><text:span text:style-name="T30">i</text:span></text:p>
          </draw:text-box>
        </draw:frame>
        <draw:frame draw:style-name="gr8" draw:text-style-name="P35" draw:layer="measurelines" svg:width="1.6cm" svg:height="1.187cm" svg:x="13.1cm" svg:y="4cm">
          <draw:text-box>
            <text:p><text:span text:style-name="T27">C</text:span><text:span text:style-name="T28">i-1</text:span></text:p>
          </draw:text-box>
        </draw:frame>
        <draw:frame draw:style-name="gr8" draw:text-style-name="P36" draw:layer="measurelines" svg:width="1.6cm" svg:height="1.187cm" svg:x="13.1cm" svg:y="3cm">
          <draw:text-box>
            <text:p><text:span text:style-name="T29">C</text:span><text:span text:style-name="T30">i-1</text:span></text:p>
          </draw:text-box>
        </draw:frame>
        <draw:frame draw:style-name="gr60" draw:text-style-name="P7" draw:layer="measurelines" svg:width="1.6cm" svg:height="1.122cm" svg:x="2cm" svg:y="2.021cm">
          <draw:text-box>
            <text:p text:style-name="P6"><text:span text:style-name="T8">A</text:span><text:span text:style-name="T31">0</text:span></text:p>
          </draw:text-box>
        </draw:frame>
        <draw:frame draw:style-name="gr60" draw:text-style-name="P7" draw:layer="measurelines" svg:width="1.6cm" svg:height="1.122cm" svg:x="2cm" svg:y="6.921cm">
          <draw:text-box>
            <text:p text:style-name="P6"><text:span text:style-name="T8">B</text:span><text:span text:style-name="T31">0</text:span></text:p>
          </draw:text-box>
        </draw:frame>
        <draw:frame draw:style-name="gr60" draw:text-style-name="P7" draw:layer="measurelines" svg:width="1.6cm" svg:height="1.122cm" svg:x="14cm" svg:y="2.021cm">
          <draw:text-box>
            <text:p text:style-name="P6"><text:span text:style-name="T8">A</text:span><text:span text:style-name="T31">i</text:span></text:p>
          </draw:text-box>
        </draw:frame>
        <draw:frame draw:style-name="gr60" draw:text-style-name="P7" draw:layer="measurelines" svg:width="1.6cm" svg:height="1.122cm" svg:x="14cm" svg:y="6.921cm">
          <draw:text-box>
            <text:p text:style-name="P6"><text:span text:style-name="T8">B</text:span><text:span text:style-name="T31">i</text:span></text:p>
          </draw:text-box>
        </draw:frame>
        <draw:frame draw:style-name="gr61" draw:text-style-name="P36" draw:layer="layout" svg:width="1.12cm" svg:height="1.187cm" svg:x="8.594cm" svg:y="9.992cm">
          <draw:text-box>
            <text:p><text:span text:style-name="T29">C</text:span><text:span text:style-name="T30">0</text:span></text:p>
          </draw:text-box>
        </draw:frame>
        <draw:frame draw:style-name="gr61" draw:text-style-name="P35" draw:layer="layout" svg:width="1.12cm" svg:height="1.187cm" svg:x="8.594cm" svg:y="7.993cm">
          <draw:text-box>
            <text:p><text:span text:style-name="T32">C</text:span><text:span text:style-name="T28">0</text:span></text:p>
          </draw:text-box>
        </draw:frame>
      </draw:page>
      <draw:page draw:name="page10" draw:style-name="dp1" draw:master-page-name="Default">
        <draw:path draw:style-name="gr62" draw:text-style-name="P1" draw:layer="layout" svg:width="10.507cm" svg:height="12.61cm" draw:transform="skewX (5.6227446533026E-017) rotate (0.68032934242739) translate (19.4885203044735cm 8.44284193538635cm)" svg:viewBox="0 0 10508 12611" svg:d="M9185 431c818-1010 1703-37 1151 803-1643 2503-7118 9706-9339 11224-654 423-1499-55-618-1144">
          <text:p/>
        </draw:path>
        <draw:custom-shape draw:style-name="gr49" draw:text-style-name="P11" draw:layer="layout" svg:width="3.8cm" svg:height="2.8cm" svg:x="4cm" svg:y="11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3.8cm" svg:height="2.8cm" svg:x="4cm" svg:y="6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3.8cm" svg:height="2.8cm" svg:x="11cm" svg:y="11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3.8cm" svg:height="2.8cm" svg:x="11cm" svg:y="6.2cm">
          <text:p/>
          <draw:enhanced-geometry svg:viewBox="0 0 21600 21600" draw:type="rectangle" draw:enhanced-path="M 0 0 L 21600 0 21600 21600 0 21600 0 0 Z N"/>
        </draw:custom-shape>
        <draw:path draw:style-name="gr28" draw:text-style-name="P1" draw:layer="layout" svg:width="5.36cm" svg:height="0.507cm" draw:transform="rotate (-1.28473686239303) translate (12.8872187336445cm 7.45669612551363cm)" svg:viewBox="0 0 5361 508" svg:d="M5361 0c-677 530-4520 130-5361 508">
          <text:p/>
        </draw:path>
        <draw:path draw:style-name="gr27" draw:text-style-name="P1" draw:layer="layout" svg:width="5.084cm" svg:height="0.766cm" draw:transform="rotate (-1.28473686239303) translate (11.5720178516029cm 7.54340501480488cm)" svg:viewBox="0 0 5085 767" svg:d="M5085 633c-706 626-4758-1191-5085-454">
          <text:p/>
        </draw:path>
        <draw:path draw:style-name="gr12" draw:text-style-name="P1" draw:layer="layout" svg:width="5.078cm" svg:height="0.766cm" draw:transform="rotate (-1.28473686239303) translate (5.59467102601976cm 7.54274211898586cm)" svg:viewBox="0 0 5079 767" svg:d="M0 203c858-790 4182 1021 5079 451">
          <text:p/>
        </draw:path>
        <draw:path draw:style-name="gr63" draw:text-style-name="P1" draw:layer="layout" svg:width="1.974cm" svg:height="6.715cm" draw:transform="rotate (-1.28473686239303) translate (12.8426447544154cm 10.7050483253361cm)" svg:viewBox="0 0 1975 6716" svg:d="M0 6716c1710-853 113-5700 1975-6716">
          <text:p/>
        </draw:path>
        <draw:path draw:style-name="gr12" draw:text-style-name="P1" draw:layer="layout" svg:width="0.303cm" svg:height="0.958cm" draw:transform="rotate (-1.28473686239303) translate (5.31435587995438cm 7.30881862153223cm)" svg:viewBox="0 0 304 959" svg:d="M21 959c-11-316-118-660 283-959">
          <text:p/>
        </draw:path>
        <draw:path draw:style-name="gr12" draw:text-style-name="P30" draw:layer="layout" svg:width="0.733cm" svg:height="2.493cm" draw:transform="rotate (-1.28473686239303) translate (4.19298233735424cm 6.89616080655335cm)" svg:viewBox="0 0 734 2494" svg:d="M0 2494c198-672 660-1890 734-2494">
          <text:p/>
        </draw:path>
        <draw:path draw:style-name="gr64" draw:text-style-name="P1" draw:layer="layout" svg:width="3.684cm" svg:height="1.133cm" draw:transform="rotate (-1.28473686239303) translate (4.88150359149123cm 12.4583770994935cm)" svg:viewBox="0 0 3685 1134" svg:d="M0 502c1044 1766 2726-762 3685-480">
          <text:p/>
        </draw:path>
        <draw:path draw:style-name="gr3" draw:text-style-name="P1" draw:layer="layout" svg:width="2.877cm" svg:height="0.875cm" draw:transform="rotate (-1.28473686239303) translate (4.40613139186191cm 8.59819659600682cm)" svg:viewBox="0 0 2878 876" svg:d="M0 6c1072-101 1778 1044 2878 847">
          <text:p/>
        </draw:path>
        <draw:path draw:style-name="gr3" draw:text-style-name="P1" draw:layer="layout" svg:width="1.241cm" svg:height="0.676cm" draw:transform="rotate (-1.28473686239303) translate (5.04967043996442cm 11.4089147958458cm)" svg:viewBox="0 0 1242 677" svg:d="M1242 0c-429 395-678 530-1242 677">
          <text:p/>
        </draw:path>
        <draw:path draw:style-name="gr3" draw:text-style-name="P1" draw:layer="layout" svg:width="6.715cm" svg:height="2.145cm" draw:transform="rotate (-1.28473686239303) translate (4.56380133426408cm 6.55182170917259cm)" svg:viewBox="0 0 6716 2146" svg:d="M0 171c1146-706 5666 937 6716 1975">
          <text:p/>
        </draw:path>
        <draw:path draw:style-name="gr3" draw:text-style-name="P1" draw:layer="layout" svg:width="5.078cm" svg:height="1.605cm" draw:transform="rotate (-1.28473686239303) translate (6.49825232627645cm 6.27697503677276cm)" svg:viewBox="0 0 5079 1606" svg:d="M0 1145c1795-2912 4074 677 5079 451">
          <text:p/>
        </draw:path>
        <draw:g>
          <draw:g>
            <draw:custom-shape draw:style-name="gr17" draw:text-style-name="P11" draw:layer="layout" svg:width="0.4cm" svg:height="0.4cm" svg:x="4.2cm" svg:y="6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4.2cm" svg:y="7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4.2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5.2cm" svg:y="6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5.2cm" svg:y="7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5.2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6.2cm" svg:y="6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6.2cm" svg:y="7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6.2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7.2cm" svg:y="6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7.2cm" svg:y="7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7.2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64" draw:text-style-name="P1" draw:layer="layout" svg:width="3.684cm" svg:height="1.133cm" draw:transform="rotate (-1.28473686239303) translate (11.8815035914914cm 12.4583770994935cm)" svg:viewBox="0 0 3685 1134" svg:d="M0 502c1044 1766 2726-762 3685-480">
          <text:p/>
        </draw:path>
        <draw:path draw:style-name="gr65" draw:text-style-name="P32" draw:layer="layout" svg:width="1.994cm" svg:height="6.291cm" draw:transform="rotate (-1.28473686239303) translate (19.9cm 4cm)" svg:viewBox="0 0 1995 6292" svg:d="M1902 6292c299-1371-192-1828-486-2957-231-891 599-2742-1416-3335">
          <text:p/>
        </draw:path>
        <draw:path draw:style-name="gr27" draw:text-style-name="P1" draw:layer="layout" svg:width="2.655cm" svg:height="5.926cm" draw:transform="rotate (-1.28473686239303) translate (11.3735051823614cm 7.50392028970392cm)" svg:viewBox="0 0 2656 5927" svg:d="M2526 5927c898-570-3188-5107-2432-5927">
          <text:p/>
        </draw:path>
        <draw:path draw:style-name="gr28" draw:text-style-name="P1" draw:layer="layout" svg:width="1.477cm" svg:height="3.182cm" draw:transform="rotate (-1.28473686239303) translate (11.9829021341948cm 6.18190928394801cm)" svg:viewBox="0 0 1478 3183" svg:d="M959 3183c-2122-937-158-2653 519-3183">
          <text:p/>
        </draw:path>
        <draw:path draw:style-name="gr3" draw:text-style-name="P1" draw:layer="layout" svg:width="2.2cm" svg:height="0.405cm" draw:transform="rotate (-1.28473686239303) translate (11.7891994095137cm 6.48552619289917cm)" svg:viewBox="0 0 2201 406" svg:d="M0 406c948-34 1913-480 2201-395">
          <text:p/>
        </draw:path>
        <draw:path draw:style-name="gr3" draw:text-style-name="P1" draw:layer="layout" svg:width="1.636cm" svg:height="1.523cm" draw:transform="rotate (-1.28473686239303) translate (12.4cm 6.6cm)" svg:viewBox="0 0 1637 1524" svg:d="M0 0c271 497 1518 863 1637 1524">
          <text:p/>
        </draw:path>
        <draw:path draw:style-name="gr3" draw:text-style-name="P1" draw:layer="layout" svg:width="2.877cm" svg:height="0.846cm" draw:transform="rotate (-1.28473686239303) translate (11.4cm 8.6cm)" svg:viewBox="0 0 2878 847" svg:d="M0 0c243 593 2167 429 2878 847">
          <text:p/>
        </draw:path>
        <draw:path draw:style-name="gr3" draw:text-style-name="P1" draw:layer="layout" svg:width="4.514cm" svg:height="2.377cm" draw:transform="rotate (-1.28473686239303) translate (12.4070513338598cm 8.59792601681209cm)" svg:viewBox="0 0 4515 2378" svg:d="M0 7c248-135 3792 1637 4515 2371">
          <text:p/>
        </draw:path>
        <draw:path draw:style-name="gr3" draw:text-style-name="P1" draw:layer="layout" svg:width="1.636cm" svg:height="1.523cm" draw:transform="rotate (-1.28473686239303) translate (13.4cm 11.6cm)" svg:viewBox="0 0 1637 1524" svg:d="M0 0c243 593 1422 835 1637 1524">
          <text:p/>
        </draw:path>
        <draw:path draw:style-name="gr3" draw:text-style-name="P1" draw:layer="layout" svg:width="6.415cm" svg:height="2.994cm" draw:transform="rotate (-1.28473686239303) translate (13.463cm 6.6cm)" svg:viewBox="0 0 6416 2995" svg:d="M0 0c56 1229 4615 1319 6416 2995">
          <text:p/>
        </draw:path>
        <draw:path draw:style-name="gr3" draw:text-style-name="P1" draw:layer="layout" svg:width="2.877cm" svg:height="0.99cm" draw:transform="rotate (-1.28473686239303) translate (14.539035491259cm 8.55910599652132cm)" svg:viewBox="0 0 2878 991" svg:d="M0 145c209-356 2308-51 2878 846">
          <text:p/>
        </draw:path>
        <draw:path draw:style-name="gr3" draw:text-style-name="P1" draw:layer="layout" svg:width="2.595cm" svg:height="1.805cm" draw:transform="rotate (-1.28473686239303) translate (13.4cm 8.6cm)" svg:viewBox="0 0 2596 1806" svg:d="M0 0c1016 90 1924 1608 2596 1806">
          <text:p/>
        </draw:path>
        <draw:custom-shape draw:style-name="gr49" draw:text-style-name="P11" draw:layer="layout" svg:width="3.8cm" svg:height="2.8cm" svg:x="18cm" svg:y="11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3.8cm" svg:height="2.8cm" svg:x="18cm" svg:y="6.2cm">
          <text:p/>
          <draw:enhanced-geometry svg:viewBox="0 0 21600 21600" draw:type="rectangle" draw:enhanced-path="M 0 0 L 21600 0 21600 21600 0 21600 0 0 Z N"/>
        </draw:custom-shape>
        <draw:path draw:style-name="gr28" draw:text-style-name="P1" draw:layer="layout" svg:width="5.36cm" svg:height="0.507cm" draw:transform="rotate (-1.28473686239303) translate (19.8872187336445cm 7.4566961255136cm)" svg:viewBox="0 0 5361 508" svg:d="M5361 0c-677 530-4520 130-5361 508">
          <text:p/>
        </draw:path>
        <draw:path draw:style-name="gr64" draw:text-style-name="P1" draw:layer="layout" svg:width="3.684cm" svg:height="1.133cm" draw:transform="rotate (-1.28473686239303) translate (18.8815035914913cm 12.4583770994935cm)" svg:viewBox="0 0 3685 1134" svg:d="M0 502c1044 1766 2726-762 3685-480">
          <text:p/>
        </draw:path>
        <draw:path draw:style-name="gr65" draw:text-style-name="P32" draw:layer="layout" svg:width="2.07cm" svg:height="6.291cm" draw:transform="rotate (-1.28473686239303) translate (26.9cm 4cm)" svg:viewBox="0 0 2071 6292" svg:d="M1901 6292c-14-102 368-2093 29-3640-339-1546-471-2269-1930-2652">
          <text:p/>
        </draw:path>
        <draw:path draw:style-name="gr28" draw:text-style-name="P1" draw:layer="layout" svg:width="1.41cm" svg:height="4.796cm" draw:transform="rotate (-1.28473686239303) translate (19.0018891102967cm 6.24646308952567cm)" svg:viewBox="0 0 1411 4797" svg:d="M0 4797c508-1727-51-4080 1411-4797">
          <text:p/>
        </draw:path>
        <draw:path draw:style-name="gr3" draw:text-style-name="P1" draw:layer="layout" svg:width="2.2cm" svg:height="0.405cm" draw:transform="rotate (-1.28473686239303) translate (18.7891994095137cm 6.48552619289917cm)" svg:viewBox="0 0 2201 406" svg:d="M0 406c948-34 1913-480 2201-395">
          <text:p/>
        </draw:path>
        <draw:path draw:style-name="gr3" draw:text-style-name="P1" draw:layer="layout" svg:width="1.636cm" svg:height="1.523cm" draw:transform="rotate (-1.28473686239303) translate (19.4cm 6.6cm)" svg:viewBox="0 0 1637 1524" svg:d="M0 0c271 497 1518 863 1637 1524">
          <text:p/>
        </draw:path>
        <draw:path draw:style-name="gr3" draw:text-style-name="P1" draw:layer="layout" svg:width="2.877cm" svg:height="0.846cm" draw:transform="rotate (-1.28473686239303) translate (18.4cm 8.6cm)" svg:viewBox="0 0 2878 847" svg:d="M0 0c243 593 2167 429 2878 847">
          <text:p/>
        </draw:path>
        <draw:path draw:style-name="gr3" draw:text-style-name="P1" draw:layer="layout" svg:width="1.636cm" svg:height="1.523cm" draw:transform="rotate (-1.28473686239303) translate (21.4cm 11.6cm)" svg:viewBox="0 0 1637 1524" svg:d="M0 0c243 593 1422 835 1637 1524">
          <text:p/>
        </draw:path>
        <draw:path draw:style-name="gr3" draw:text-style-name="P1" draw:layer="layout" svg:width="6.715cm" svg:height="1.974cm" draw:transform="rotate (-1.28473686239303) translate (21.4cm 6.6cm)" svg:viewBox="0 0 6716 1975" svg:d="M0 0c1055 2082 5056-181 6716 1975">
          <text:p/>
        </draw:path>
        <draw:path draw:style-name="gr3" draw:text-style-name="P1" draw:layer="layout" svg:width="2.877cm" svg:height="0.99cm" draw:transform="rotate (-1.28473686239303) translate (21.539035491259cm 8.55910599652132cm)" svg:viewBox="0 0 2878 991" svg:d="M0 145c209-356 2308-51 2878 846">
          <text:p/>
        </draw:path>
        <draw:path draw:style-name="gr3" draw:text-style-name="P1" draw:layer="layout" svg:width="2.595cm" svg:height="1.805cm" draw:transform="rotate (-1.28473686239303) translate (20.4cm 8.6cm)" svg:viewBox="0 0 2596 1806" svg:d="M0 0c1016 90 1924 1608 2596 1806">
          <text:p/>
        </draw:path>
        <draw:path draw:style-name="gr66" draw:text-style-name="P1" draw:layer="layout" svg:width="1.974cm" svg:height="6.715cm" draw:transform="rotate (-1.28473686239303) translate (19.8426447544154cm 10.7050483253361cm)" svg:viewBox="0 0 1975 6716" svg:d="M1975 0c-1851 1332-305 5643-1975 6716">
          <text:p/>
        </draw:path>
        <draw:frame draw:style-name="gr67" draw:text-style-name="P33" draw:layer="layout" svg:width="1cm" svg:height="1.052cm" svg:x="1cm" svg:y="6.974cm">
          <draw:text-box>
            <text:p><text:span text:style-name="T24">+</text:span></text:p>
          </draw:text-box>
        </draw:frame>
        <draw:frame draw:style-name="gr7" draw:text-style-name="P34" draw:layer="measurelines" svg:width="1.077cm" svg:height="1.187cm" svg:x="11.424cm" svg:y="16cm">
          <draw:text-box>
            <text:p><text:span text:style-name="T25">S</text:span><text:span text:style-name="T26">1</text:span></text:p>
          </draw:text-box>
        </draw:frame>
        <draw:frame draw:style-name="gr7" draw:text-style-name="P34" draw:layer="measurelines" svg:width="1.077cm" svg:height="1.187cm" svg:x="4.423cm" svg:y="16.013cm">
          <draw:text-box>
            <text:p><text:span text:style-name="T25">S</text:span><text:span text:style-name="T26">0</text:span></text:p>
          </draw:text-box>
        </draw:frame>
        <draw:frame draw:style-name="gr61" draw:text-style-name="P36" draw:layer="layout" svg:width="1.12cm" svg:height="1.187cm" svg:x="11.4cm" svg:y="2.8cm">
          <draw:text-box>
            <text:p><text:span text:style-name="T29">C</text:span><text:span text:style-name="T30">0</text:span></text:p>
          </draw:text-box>
        </draw:frame>
        <draw:path draw:style-name="gr3" draw:text-style-name="P1" draw:layer="layout" svg:width="1.636cm" svg:height="1.523cm" draw:transform="rotate (-1.28473686239303) translate (20.4cm 11.6cm)" svg:viewBox="0 0 1637 1524" svg:d="M0 0c243 593 1422 835 1637 1524">
          <text:p/>
        </draw:path>
        <draw:path draw:style-name="gr3" draw:text-style-name="P1" draw:layer="layout" svg:width="6.415cm" svg:height="2.994cm" draw:transform="rotate (-1.28473686239303) translate (20.463cm 6.6cm)" svg:viewBox="0 0 6416 2995" svg:d="M0 0c56 1229 4615 1319 6416 2995">
          <text:p/>
        </draw:path>
        <draw:path draw:style-name="gr68" draw:text-style-name="P1" draw:layer="layout" svg:width="1.41cm" svg:height="4.796cm" draw:transform="rotate (-1.28473686239303) translate (18.0018891102967cm 6.24646308952567cm)" svg:viewBox="0 0 1411 4797" svg:d="M0 4797c1225-265 694-4487 1411-4797">
          <text:p/>
        </draw:path>
        <draw:path draw:style-name="gr3" draw:text-style-name="P1" draw:layer="layout" svg:width="6.715cm" svg:height="1.974cm" draw:transform="rotate (-1.28473686239303) translate (14.4cm 6.6cm)" svg:viewBox="0 0 6716 1975" svg:d="M0 0c1055 2082 5056-181 6716 1975">
          <text:p/>
        </draw:path>
        <draw:g>
          <draw:g>
            <draw:custom-shape draw:style-name="gr17" draw:text-style-name="P11" draw:layer="layout" svg:width="0.4cm" svg:height="0.4cm" svg:x="11.201cm" svg:y="6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1.201cm" svg:y="7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1.201cm" svg:y="8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2.201cm" svg:y="6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2.201cm" svg:y="7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2.201cm" svg:y="8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3.201cm" svg:y="6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3.201cm" svg:y="7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3.201cm" svg:y="8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4.201cm" svg:y="6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4.201cm" svg:y="7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4.201cm" svg:y="8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7" draw:text-style-name="P34" draw:layer="layout" svg:width="1.077cm" svg:height="1.187cm" svg:x="18.424cm" svg:y="16cm">
          <draw:text-box>
            <text:p><text:span text:style-name="T25">S</text:span><text:span text:style-name="T26">2</text:span></text:p>
          </draw:text-box>
        </draw:frame>
        <draw:frame draw:style-name="gr61" draw:text-style-name="P36" draw:layer="layout" svg:width="1.12cm" svg:height="1.187cm" svg:x="18.401cm" svg:y="2.801cm">
          <draw:text-box>
            <text:p><text:span text:style-name="T29">C</text:span><text:span text:style-name="T30">1</text:span></text:p>
          </draw:text-box>
        </draw:frame>
        <draw:frame draw:style-name="gr61" draw:text-style-name="P36" draw:layer="layout" svg:width="1.12cm" svg:height="1.187cm" svg:x="25.402cm" svg:y="2.802cm">
          <draw:text-box>
            <text:p><text:span text:style-name="T29">C</text:span><text:span text:style-name="T30">2</text:span></text:p>
          </draw:text-box>
        </draw:frame>
        <draw:path draw:style-name="gr64" draw:text-style-name="P32" draw:layer="layout" svg:width="9.568cm" svg:height="3.815cm" draw:transform="skewX (-1.02019441612857E-016) rotate (-1.28473686239303) translate (25.1230041636941cm 6.54798500417391cm)" svg:viewBox="0 0 9569 3816" svg:d="M1 3816c-14-102 65-3147 1882-3655s5643 305 7686 801">
          <text:p/>
        </draw:path>
        <draw:frame draw:style-name="gr7" draw:text-style-name="P34" draw:layer="layout" svg:width="1.077cm" svg:height="1.187cm" svg:x="25.425cm" svg:y="16.001cm">
          <draw:text-box>
            <text:p><text:span text:style-name="T25">S</text:span><text:span text:style-name="T26">3</text:span></text:p>
          </draw:text-box>
        </draw:frame>
        <draw:path draw:style-name="gr65" draw:text-style-name="P1" draw:layer="layout" svg:width="8.899cm" svg:height="9.903cm" draw:transform="skewX (-4.22652597667183E-017) rotate (-1.28473686239303) translate (12.9cm 4cm)" svg:viewBox="0 0 8900 9904" svg:d="M7094 9904c347-486 1738-948 1805-2596 68-1648-6726-2291-7556-3369-829-1078 643-3250-1343-3939">
          <text:p/>
        </draw:path>
        <draw:g>
          <draw:g>
            <draw:custom-shape draw:style-name="gr17" draw:text-style-name="P11" draw:layer="layout" svg:width="0.4cm" svg:height="0.4cm" svg:x="4.2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4.2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4.2cm" svg:y="13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5.2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5.2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5.2cm" svg:y="13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6.2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6.2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6.2cm" svg:y="13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7.2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7.2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7.2cm" svg:y="13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9" draw:text-style-name="P1" draw:layer="layout" svg:width="18.6cm" svg:height="3.6cm" svg:x="3.6cm" svg:y="5.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8.6cm" svg:height="3.6cm" svg:x="3.6cm" svg:y="10.8cm">
          <text:p/>
          <draw:enhanced-geometry svg:viewBox="0 0 21600 21600" draw:type="rectangle" draw:enhanced-path="M 0 0 L 21600 0 21600 21600 0 21600 0 0 Z N"/>
        </draw:custom-shape>
        <draw:frame draw:style-name="gr67" draw:text-style-name="P37" draw:layer="layout" svg:width="1cm" svg:height="1.052cm" svg:x="1cm" svg:y="8cm">
          <draw:text-box>
            <text:p text:style-name="P6"><text:span text:style-name="T33">-</text:span></text:p>
          </draw:text-box>
        </draw:frame>
        <draw:path draw:style-name="gr70" draw:text-style-name="P30" draw:layer="layout" svg:width="9.812cm" svg:height="3.254cm" draw:transform="rotate (-1.28473686239303) translate (3.49542754667687cm 8.00133006066417cm)" svg:viewBox="0 0 9813 3255" svg:d="M0 1767c254-863 548-1506 1140-1749 785-322 6275 3826 7929 3166 592-243 1202-2669 243-2952">
          <text:p/>
        </draw:path>
        <draw:custom-shape draw:style-name="gr71" draw:text-style-name="P1" draw:layer="layout" svg:width="1cm" svg:height="1cm" svg:x="5.4cm" svg:y="1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path draw:style-name="gr62" draw:text-style-name="P1" draw:layer="layout" svg:width="5.498cm" svg:height="4.635cm" draw:transform="rotate (-0.68050387535259) translate (8.72001784207492cm 13.6163249622447cm)" svg:viewBox="0 0 5499 4636" svg:d="M0 4482c818 1010 6385-3238 5378-4482">
          <text:p/>
        </draw:path>
        <draw:path draw:style-name="gr62" draw:text-style-name="P1" draw:layer="layout" svg:width="5.498cm" svg:height="4.635cm" draw:transform="rotate (-0.68050387535259) translate (15.7200178420749cm 13.6163249622447cm)" svg:viewBox="0 0 5499 4636" svg:d="M0 4482c818 1010 6385-3238 5378-4482">
          <text:p/>
        </draw:path>
        <draw:path draw:style-name="gr62" draw:text-style-name="P1" draw:layer="layout" svg:width="5.498cm" svg:height="4.635cm" draw:transform="skewX (-1.46124402598083E-016) rotate (-0.68050387535259) translate (22.7190178420749cm 13.6153249622447cm)" svg:viewBox="0 0 5499 4636" svg:d="M0 4482c818 1010 6385-3238 5378-4482">
          <text:p/>
        </draw:path>
        <draw:custom-shape draw:style-name="gr72" draw:text-style-name="P1" draw:layer="layout" svg:width="1cm" svg:height="1cm" svg:x="12.401cm" svg:y="16.0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2" draw:text-style-name="P1" draw:layer="layout" svg:width="1cm" svg:height="1cm" svg:x="19.402cm" svg:y="16.0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2" draw:text-style-name="P1" draw:layer="layout" svg:width="1cm" svg:height="1cm" svg:x="26.403cm" svg:y="16.00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path draw:style-name="gr62" draw:text-style-name="P1" draw:layer="layout" svg:width="5.498cm" svg:height="4.635cm" draw:transform="skewX (-7.30649670055939E-017) rotate (-2.4610887782372) translate (19.9932777837171cm 2.96068259688055cm)" svg:viewBox="0 0 5499 4636" svg:d="M5499 4482c-818 1010-6384-3238-5378-4482">
          <text:p/>
        </draw:path>
        <draw:path draw:style-name="gr62" draw:text-style-name="P1" draw:layer="layout" svg:width="5.498cm" svg:height="4.635cm" draw:transform="skewX (7.30649670055938E-017) rotate (-2.4610887782372) translate (26.9932777837171cm 2.96168259688056cm)" svg:viewBox="0 0 5499 4636" svg:d="M5499 4482c-818 1010-6384-3238-5378-4482">
          <text:p/>
        </draw:path>
        <draw:custom-shape draw:style-name="gr73" draw:text-style-name="P1" draw:layer="layout" svg:width="1cm" svg:height="1cm" svg:x="12.402cm" svg:y="3.0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3" draw:text-style-name="P1" draw:layer="layout" svg:width="1cm" svg:height="1cm" svg:x="19.403cm" svg:y="3.00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3" draw:text-style-name="P1" draw:layer="layout" svg:width="1cm" svg:height="1cm" svg:x="26.404cm" svg:y="3.00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path draw:style-name="gr3" draw:text-style-name="P1" draw:layer="layout" svg:width="1.636cm" svg:height="1.523cm" draw:transform="rotate (-1.28473686239303) translate (14.4cm 11.6cm)" svg:viewBox="0 0 1637 1524" svg:d="M0 0c243 593 1422 835 1637 1524">
          <text:p/>
        </draw:path>
        <draw:g>
          <draw:g>
            <draw:custom-shape draw:style-name="gr17" draw:text-style-name="P11" draw:layer="layout" svg:width="0.4cm" svg:height="0.4cm" svg:x="11.201cm" svg:y="1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1.2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1.201cm" svg:y="1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2.201cm" svg:y="1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2.2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2.201cm" svg:y="1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3.201cm" svg:y="1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3.2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3.201cm" svg:y="1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4.201cm" svg:y="1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4.2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4.201cm" svg:y="1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27" draw:text-style-name="P1" draw:layer="layout" svg:width="5.084cm" svg:height="0.766cm" draw:transform="rotate (-1.28473686239303) translate (18.5720178516029cm 7.54340501480488cm)" svg:viewBox="0 0 5085 767" svg:d="M5085 633c-706 626-4758-1191-5085-454">
          <text:p/>
        </draw:path>
        <draw:path draw:style-name="gr3" draw:text-style-name="P1" draw:layer="layout" svg:width="4.514cm" svg:height="2.377cm" draw:transform="rotate (-1.28473686239303) translate (19.4070513338598cm 8.59792601681209cm)" svg:viewBox="0 0 4515 2378" svg:d="M0 7c248-135 3792 1637 4515 2371">
          <text:p/>
        </draw:path>
        <draw:g>
          <draw:g>
            <draw:custom-shape draw:style-name="gr17" draw:text-style-name="P11" draw:layer="layout" svg:width="0.4cm" svg:height="0.4cm" svg:x="18.201cm" svg:y="1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8.2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8.201cm" svg:y="1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9.201cm" svg:y="1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9.2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9.201cm" svg:y="1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20.201cm" svg:y="1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20.201cm" svg:y="1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20.2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21.201cm" svg:y="1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21.2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21.201cm" svg:y="1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7" draw:text-style-name="P11" draw:layer="layout" svg:width="0.4cm" svg:height="0.4cm" svg:x="18.201cm" svg:y="6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8.201cm" svg:y="7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8.201cm" svg:y="8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19.201cm" svg:y="6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9.201cm" svg:y="7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19.201cm" svg:y="8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20.201cm" svg:y="6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20.201cm" svg:y="7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20.201cm" svg:y="8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1" draw:layer="layout" svg:width="0.4cm" svg:height="0.4cm" svg:x="21.201cm" svg:y="6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21.201cm" svg:y="7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0.4cm" svg:height="0.4cm" svg:x="21.201cm" svg:y="8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1" draw:text-style-name="P39" draw:layer="layout" svg:width="1.12cm" svg:height="1.187cm" svg:x="2.48cm" svg:y="5.813cm">
          <draw:text-box>
            <text:p text:style-name="P38"><text:span text:style-name="T33">A</text:span></text:p>
          </draw:text-box>
        </draw:frame>
        <draw:frame draw:style-name="gr61" draw:text-style-name="P39" draw:layer="layout" svg:width="1.12cm" svg:height="1.187cm" svg:x="2.48cm" svg:y="10.714cm">
          <draw:text-box>
            <text:p text:style-name="P38"><text:span text:style-name="T3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7:34:36.442000000</meta:creation-date>
    <dc:date>2019-04-20T19:32:21.849904360</dc:date>
    <meta:editing-duration>PT2H18M30S</meta:editing-duration>
    <meta:editing-cycles>28</meta:editing-cycles>
    <meta:generator>LibreOffice/5.1.6.2$Linux_X86_64 LibreOffice_project/10m0$Build-2</meta:generator>
    <meta:document-statistic meta:object-count="1080"/>
  </office:meta>
</office:document-meta>
</file>